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2465in"/>
    </style:style>
    <style:style style:name="co9" style:family="table-column">
      <style:table-column-properties fo:break-before="auto" style:column-width="2.2083in"/>
    </style:style>
    <style:style style:name="co10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order-left="none" fo:border-right="0.74pt solid #000000" fo:border-top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">
      <style:table-cell-properties fo:border="none"/>
    </style:style>
    <style:style style:name="ce1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29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129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 run" table:style-name="ta1">
        <table:shapes>
          <draw:frame draw:z-index="0" draw:style-name="gr1" draw:text-style-name="P1" svg:width="6.2988in" svg:height="3.5429in" svg:x="7.1579in" svg:y="1.1795in">
            <draw:object draw:notify-on-update-of-ranges="'first run'.B9:'first run'.B16 'first run'.C8:'first run'.C8 'first run'.C9:'first run'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first run'.B9:'first run'.B16 'first run'.D8:'first run'.D8 'first run'.D9:'first run'.D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515.81" calcext:value-type="float">
            <text:p>515.81</text:p>
          </table:table-cell>
          <table:table-cell table:style-name="ce12" table:formula="of:=[.$C$3]/[.C9]" office:value-type="float" office:value="9.69349178961246" calcext:value-type="float">
            <text:p>10</text:p>
          </table:table-cell>
          <table:table-cell table:style-name="ce15" table:formula="of:=([.C9]*100)/3600" office:value-type="float" office:value="14.3280555555556" calcext:value-type="float">
            <text:p>14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77" calcext:value-type="float">
            <text:p>233.77</text:p>
          </table:table-cell>
          <table:table-cell table:style-name="ce12" table:formula="of:=[.$C$3]/[.C10]" office:value-type="float" office:value="21.3885442956752" calcext:value-type="float">
            <text:p>21</text:p>
          </table:table-cell>
          <table:table-cell table:style-name="ce15" table:formula="of:=([.C10]*100)/3600" office:value-type="float" office:value="6.49361111111111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4.28" calcext:value-type="float">
            <text:p>164.28</text:p>
          </table:table-cell>
          <table:table-cell table:style-name="ce12" table:formula="of:=[.$C$3]/[.C11]" office:value-type="float" office:value="30.4358412466521" calcext:value-type="float">
            <text:p>30</text:p>
          </table:table-cell>
          <table:table-cell table:style-name="ce15" table:formula="of:=([.C11]*100)/3600" office:value-type="float" office:value="4.56333333333333" calcext:value-type="float">
            <text:p>4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94.85" calcext:value-type="float">
            <text:p>194.85</text:p>
          </table:table-cell>
          <table:table-cell table:style-name="ce12" table:formula="of:=[.$C$3]/[.C12]" office:value-type="float" office:value="25.6607646907878" calcext:value-type="float">
            <text:p>26</text:p>
          </table:table-cell>
          <table:table-cell table:style-name="ce15" table:formula="of:=([.C12]*100)/3600" office:value-type="float" office:value="5.4125" calcext:value-type="float">
            <text:p>5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6.52" calcext:value-type="float">
            <text:p>96.52</text:p>
          </table:table-cell>
          <table:table-cell table:style-name="ce12" table:formula="of:=[.$C$3]/[.C13]" office:value-type="float" office:value="51.8027351844177" calcext:value-type="float">
            <text:p>52</text:p>
          </table:table-cell>
          <table:table-cell table:style-name="ce15" table:formula="of:=([.C13]*100)/3600" office:value-type="float" office:value="2.68111111111111" calcext:value-type="float">
            <text:p>2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6.47" calcext:value-type="float">
            <text:p>106.47</text:p>
          </table:table-cell>
          <table:table-cell table:style-name="ce12" table:formula="of:=[.$C$3]/[.C14]" office:value-type="float" office:value="46.9615854231239" calcext:value-type="float">
            <text:p>47</text:p>
          </table:table-cell>
          <table:table-cell table:style-name="ce15" table:formula="of:=([.C14]*100)/3600" office:value-type="float" office:value="2.9575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7.86" calcext:value-type="float">
            <text:p>97.86</text:p>
          </table:table-cell>
          <table:table-cell table:style-name="ce12" table:formula="of:=[.$C$3]/[.C15]" office:value-type="float" office:value="51.0933987328837" calcext:value-type="float">
            <text:p>51</text:p>
          </table:table-cell>
          <table:table-cell table:style-name="ce15" table:formula="of:=([.C15]*100)/3600" office:value-type="float" office:value="2.71833333333333" calcext:value-type="float">
            <text:p>2.7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4.31" calcext:value-type="float">
            <text:p>94.31</text:p>
          </table:table-cell>
          <table:table-cell table:style-name="ce13" table:formula="of:=[.$C$3]/[.C16]" office:value-type="float" office:value="53.0166472272294" calcext:value-type="float">
            <text:p>53</text:p>
          </table:table-cell>
          <table:table-cell table:style-name="ce16" table:formula="of:=([.C16]*100)/3600" office:value-type="float" office:value="2.61972222222222" calcext:value-type="float">
            <text:p>2.6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first run'.B33:'first run'.B40 'first run'.C32:'first run'.C32 'first run'.C33:'first run'.C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first run'.B32:'first run'.B40 'first run'.D8:'first run'.D8 'first run'.D32:'first run'.D4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style-name="ce12" table:formula="of:=[.$C$3]/[.C33]" office:value-type="float" office:value="11.9022114308839" calcext:value-type="float">
            <text:p>12</text:p>
          </table:table-cell>
          <table:table-cell table:style-name="ce15" table:formula="of:=([.C33]*100)/3600" office:value-type="float" office:value="11.6691666666667" calcext:value-type="float">
            <text:p>11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style-name="ce12" table:formula="of:=[.$C$3]/[.C34]" office:value-type="float" office:value="21.3793988113054" calcext:value-type="float">
            <text:p>21</text:p>
          </table:table-cell>
          <table:table-cell table:style-name="ce15" table:formula="of:=([.C34]*100)/3600" office:value-type="float" office:value="6.49638888888889" calcext:value-type="float">
            <text:p>6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style-name="ce12" table:formula="of:=[.$C$3]/[.C35]" office:value-type="float" office:value="36.2634174644619" calcext:value-type="float">
            <text:p>36</text:p>
          </table:table-cell>
          <table:table-cell table:style-name="ce15" table:formula="of:=([.C35]*100)/3600" office:value-type="float" office:value="3.83" calcext:value-type="float">
            <text:p>3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style-name="ce12" table:formula="of:=[.$C$3]/[.C36]" office:value-type="float" office:value="42.0274018660166" calcext:value-type="float">
            <text:p>42</text:p>
          </table:table-cell>
          <table:table-cell table:style-name="ce15" table:formula="of:=([.C36]*100)/3600" office:value-type="float" office:value="3.30472222222222" calcext:value-type="float">
            <text:p>3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style-name="ce12" table:formula="of:=[.$C$3]/[.C37]" office:value-type="float" office:value="38.337678270204" calcext:value-type="float">
            <text:p>38</text:p>
          </table:table-cell>
          <table:table-cell table:style-name="ce15" table:formula="of:=([.C37]*100)/3600" office:value-type="float" office:value="3.62277777777778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style-name="ce12" table:formula="of:=[.$C$3]/[.C38]" office:value-type="float" office:value="60.9310260784792" calcext:value-type="float">
            <text:p>61</text:p>
          </table:table-cell>
          <table:table-cell table:style-name="ce15" table:formula="of:=([.C38]*100)/3600" office:value-type="float" office:value="2.27944444444444" calcext:value-type="float">
            <text:p>2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style-name="ce12" table:formula="of:=[.$C$3]/[.C39]" office:value-type="float" office:value="65.0026001040042" calcext:value-type="float">
            <text:p>65</text:p>
          </table:table-cell>
          <table:table-cell table:style-name="ce15" table:formula="of:=([.C39]*100)/3600" office:value-type="float" office:value="2.13666666666667" calcext:value-type="float">
            <text:p>2.1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40]" office:value-type="float" office:value="65.0702758979698" calcext:value-type="float">
            <text:p>65</text:p>
          </table:table-cell>
          <table:table-cell table:style-name="ce16" table:formula="of:=([.C40]*100)/3600" office:value-type="float" office:value="2.13444444444444" calcext:value-type="float">
            <text:p>2.1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'first run'.B53:'first run'.B60 'first run'.C32:'first run'.C32 'first run'.C53:'first run'.C60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'first run'.B53:'first run'.B60 'first run'.D8:'first run'.D8 'first run'.D53:'first run'.D60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9.8" calcext:value-type="float">
            <text:p>379.8</text:p>
          </table:table-cell>
          <table:table-cell table:style-name="ce12" table:formula="of:=[.$C$3]/[.C53]" office:value-type="float" office:value="13.1648235913639" calcext:value-type="float">
            <text:p>13</text:p>
          </table:table-cell>
          <table:table-cell table:style-name="ce15" table:formula="of:=([.C53]*100)/3600" office:value-type="float" office:value="10.55" calcext:value-type="float">
            <text:p>10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09.04" calcext:value-type="float">
            <text:p>209.04</text:p>
          </table:table-cell>
          <table:table-cell table:style-name="ce12" table:formula="of:=[.$C$3]/[.C54]" office:value-type="float" office:value="23.9188672024493" calcext:value-type="float">
            <text:p>24</text:p>
          </table:table-cell>
          <table:table-cell table:style-name="ce15" table:formula="of:=([.C54]*100)/3600" office:value-type="float" office:value="5.80666666666667" calcext:value-type="float">
            <text:p>5.8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0.34" calcext:value-type="float">
            <text:p>150.34</text:p>
          </table:table-cell>
          <table:table-cell table:style-name="ce12" table:formula="of:=[.$C$3]/[.C55]" office:value-type="float" office:value="33.2579486497273" calcext:value-type="float">
            <text:p>33</text:p>
          </table:table-cell>
          <table:table-cell table:style-name="ce15" table:formula="of:=([.C55]*100)/3600" office:value-type="float" office:value="4.17611111111111" calcext:value-type="float">
            <text:p>4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29.09" calcext:value-type="float">
            <text:p>129.09</text:p>
          </table:table-cell>
          <table:table-cell table:style-name="ce12" table:formula="of:=[.$C$3]/[.C56]" office:value-type="float" office:value="38.7326671314587" calcext:value-type="float">
            <text:p>39</text:p>
          </table:table-cell>
          <table:table-cell table:style-name="ce15" table:formula="of:=([.C56]*100)/3600" office:value-type="float" office:value="3.58583333333333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10.46" calcext:value-type="float">
            <text:p>110.46</text:p>
          </table:table-cell>
          <table:table-cell table:style-name="ce12" table:formula="of:=[.$C$3]/[.C57]" office:value-type="float" office:value="45.2652543907297" calcext:value-type="float">
            <text:p>45</text:p>
          </table:table-cell>
          <table:table-cell table:style-name="ce15" table:formula="of:=([.C57]*100)/3600" office:value-type="float" office:value="3.06833333333333" calcext:value-type="float">
            <text:p>3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18.51" calcext:value-type="float">
            <text:p>118.51</text:p>
          </table:table-cell>
          <table:table-cell table:style-name="ce12" table:formula="of:=[.$C$3]/[.C58]" office:value-type="float" office:value="42.1905324445195" calcext:value-type="float">
            <text:p>42</text:p>
          </table:table-cell>
          <table:table-cell table:style-name="ce15" table:formula="of:=([.C58]*100)/3600" office:value-type="float" office:value="3.29194444444444" calcext:value-type="float">
            <text:p>3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90.44" calcext:value-type="float">
            <text:p>90.44</text:p>
          </table:table-cell>
          <table:table-cell table:style-name="ce12" table:formula="of:=[.$C$3]/[.C59]" office:value-type="float" office:value="55.2852720035383" calcext:value-type="float">
            <text:p>55</text:p>
          </table:table-cell>
          <table:table-cell table:style-name="ce15" table:formula="of:=([.C59]*100)/3600" office:value-type="float" office:value="2.51222222222222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2.2" calcext:value-type="float">
            <text:p>92.2</text:p>
          </table:table-cell>
          <table:table-cell table:style-name="ce13" table:formula="of:=[.$C$3]/[.C60]" office:value-type="float" office:value="54.2299349240781" calcext:value-type="float">
            <text:p>54</text:p>
          </table:table-cell>
          <table:table-cell table:style-name="ce16" table:formula="of:=([.C60]*100)/3600" office:value-type="float" office:value="2.56111111111111" calcext:value-type="float">
            <text:p>2.6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'first run'.B72:'first run'.B79 'first run'.C32:'first run'.C32 'first run'.C72:'first run'.C7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'first run'.B72:'first run'.B79 'first run'.D8:'first run'.D8 'first run'.D72:'first run'.D7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99.69" calcext:value-type="float">
            <text:p>399.69</text:p>
          </table:table-cell>
          <table:table-cell table:style-name="ce12" table:formula="of:=[.$C$3]/[.C72]" office:value-type="float" office:value="12.5096950136356" calcext:value-type="float">
            <text:p>13</text:p>
          </table:table-cell>
          <table:table-cell table:style-name="ce15" table:formula="of:=([.C72]*100)/3600" office:value-type="float" office:value="11.1025" calcext:value-type="float">
            <text:p>11.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42.55" calcext:value-type="float">
            <text:p>242.55</text:p>
          </table:table-cell>
          <table:table-cell table:style-name="ce12" table:formula="of:=[.$C$3]/[.C73]" office:value-type="float" office:value="20.614306328592" calcext:value-type="float">
            <text:p>21</text:p>
          </table:table-cell>
          <table:table-cell table:style-name="ce15" table:formula="of:=([.C73]*100)/3600" office:value-type="float" office:value="6.7375" calcext:value-type="float">
            <text:p>6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0.08" calcext:value-type="float">
            <text:p>160.08</text:p>
          </table:table-cell>
          <table:table-cell table:style-name="ce12" table:formula="of:=[.$C$3]/[.C74]" office:value-type="float" office:value="31.2343828085957" calcext:value-type="float">
            <text:p>31</text:p>
          </table:table-cell>
          <table:table-cell table:style-name="ce15" table:formula="of:=([.C74]*100)/3600" office:value-type="float" office:value="4.44666666666667" calcext:value-type="float">
            <text:p>4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40.23" calcext:value-type="float">
            <text:p>140.23</text:p>
          </table:table-cell>
          <table:table-cell table:style-name="ce12" table:formula="of:=[.$C$3]/[.C75]" office:value-type="float" office:value="35.6557084789275" calcext:value-type="float">
            <text:p>36</text:p>
          </table:table-cell>
          <table:table-cell table:style-name="ce15" table:formula="of:=([.C75]*100)/3600" office:value-type="float" office:value="3.89527777777778" calcext:value-type="float">
            <text:p>3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39.44" calcext:value-type="float">
            <text:p>139.44</text:p>
          </table:table-cell>
          <table:table-cell table:style-name="ce12" table:formula="of:=[.$C$3]/[.C76]" office:value-type="float" office:value="35.8577165806082" calcext:value-type="float">
            <text:p>36</text:p>
          </table:table-cell>
          <table:table-cell table:style-name="ce15" table:formula="of:=([.C76]*100)/3600" office:value-type="float" office:value="3.87333333333333" calcext:value-type="float">
            <text:p>3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31.15" calcext:value-type="float">
            <text:p>131.15</text:p>
          </table:table-cell>
          <table:table-cell table:style-name="ce12" table:formula="of:=[.$C$3]/[.C77]" office:value-type="float" office:value="38.1242851696531" calcext:value-type="float">
            <text:p>38</text:p>
          </table:table-cell>
          <table:table-cell table:style-name="ce15" table:formula="of:=([.C77]*100)/3600" office:value-type="float" office:value="3.64305555555556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7.36" calcext:value-type="float">
            <text:p>107.36</text:p>
          </table:table-cell>
          <table:table-cell table:style-name="ce12" table:formula="of:=[.$C$3]/[.C78]" office:value-type="float" office:value="46.5722801788376" calcext:value-type="float">
            <text:p>47</text:p>
          </table:table-cell>
          <table:table-cell table:style-name="ce15" table:formula="of:=([.C78]*100)/3600" office:value-type="float" office:value="2.98222222222222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6.3" calcext:value-type="float">
            <text:p>96.3</text:p>
          </table:table-cell>
          <table:table-cell table:style-name="ce13" table:formula="of:=[.$C$3]/[.C79]" office:value-type="float" office:value="51.9210799584631" calcext:value-type="float">
            <text:p>52</text:p>
          </table:table-cell>
          <table:table-cell table:style-name="ce16" table:formula="of:=([.C79]*100)/3600" office:value-type="float" office:value="2.675" calcext:value-type="float">
            <text:p>2.7</text:p>
          </table:table-cell>
          <table:table-cell table:number-columns-repeated="9"/>
        </table:table-row>
      </table:table>
      <table:table table:name="second run" table:style-name="ta1">
        <table:shapes>
          <draw:frame draw:z-index="0" draw:style-name="gr1" draw:text-style-name="P1" svg:width="6.2988in" svg:height="3.5429in" svg:x="7.1579in" svg:y="1.1795in">
            <draw:object draw:notify-on-update-of-ranges="'second run'.B9:'second run'.B16 'second run'.C8:'second run'.C8 'second run'.C9:'second run'.C1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'second run'.B9:'second run'.B16 'second run'.D8:'second run'.D8 'second run'.D9:'second run'.D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3.03" calcext:value-type="float">
            <text:p>373.03</text:p>
          </table:table-cell>
          <table:table-cell table:style-name="ce12" table:formula="of:=[.$C$3]/[.C9]" office:value-type="float" office:value="13.4037476878535" calcext:value-type="float">
            <text:p>13</text:p>
          </table:table-cell>
          <table:table-cell table:style-name="ce15" table:formula="of:=([.C9]*100)/3600" office:value-type="float" office:value="10.3619444444444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27.57" calcext:value-type="float">
            <text:p>227.57</text:p>
          </table:table-cell>
          <table:table-cell table:style-name="ce12" table:formula="of:=[.$C$3]/[.C10]" office:value-type="float" office:value="21.9712615898405" calcext:value-type="float">
            <text:p>22</text:p>
          </table:table-cell>
          <table:table-cell table:style-name="ce15" table:formula="of:=([.C10]*100)/3600" office:value-type="float" office:value="6.32138888888889" calcext:value-type="float">
            <text:p>6.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62.17" calcext:value-type="float">
            <text:p>162.17</text:p>
          </table:table-cell>
          <table:table-cell table:style-name="ce12" table:formula="of:=[.$C$3]/[.C11]" office:value-type="float" office:value="30.8318431275822" calcext:value-type="float">
            <text:p>31</text:p>
          </table:table-cell>
          <table:table-cell table:style-name="ce15" table:formula="of:=([.C11]*100)/3600" office:value-type="float" office:value="4.50472222222222" calcext:value-type="float">
            <text:p>4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54.52" calcext:value-type="float">
            <text:p>154.52</text:p>
          </table:table-cell>
          <table:table-cell table:style-name="ce12" table:formula="of:=[.$C$3]/[.C12]" office:value-type="float" office:value="32.3582707740098" calcext:value-type="float">
            <text:p>32</text:p>
          </table:table-cell>
          <table:table-cell table:style-name="ce15" table:formula="of:=([.C12]*100)/3600" office:value-type="float" office:value="4.29222222222222" calcext:value-type="float">
            <text:p>4.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98.43" calcext:value-type="float">
            <text:p>98.43</text:p>
          </table:table-cell>
          <table:table-cell table:style-name="ce12" table:formula="of:=[.$C$3]/[.C13]" office:value-type="float" office:value="50.7975210809712" calcext:value-type="float">
            <text:p>51</text:p>
          </table:table-cell>
          <table:table-cell table:style-name="ce15" table:formula="of:=([.C13]*100)/3600" office:value-type="float" office:value="2.73416666666667" calcext:value-type="float">
            <text:p>2.7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109.63" calcext:value-type="float">
            <text:p>109.63</text:p>
          </table:table-cell>
          <table:table-cell table:style-name="ce12" table:formula="of:=[.$C$3]/[.C14]" office:value-type="float" office:value="45.6079540271823" calcext:value-type="float">
            <text:p>46</text:p>
          </table:table-cell>
          <table:table-cell table:style-name="ce15" table:formula="of:=([.C14]*100)/3600" office:value-type="float" office:value="3.04527777777778" calcext:value-type="float">
            <text:p>3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0.94" calcext:value-type="float">
            <text:p>100.94</text:p>
          </table:table-cell>
          <table:table-cell table:style-name="ce12" table:formula="of:=[.$C$3]/[.C15]" office:value-type="float" office:value="49.5343768575391" calcext:value-type="float">
            <text:p>50</text:p>
          </table:table-cell>
          <table:table-cell table:style-name="ce15" table:formula="of:=([.C15]*100)/3600" office:value-type="float" office:value="2.80388888888889" calcext:value-type="float">
            <text:p>2.8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98" calcext:value-type="float">
            <text:p>98</text:p>
          </table:table-cell>
          <table:table-cell table:style-name="ce13" table:formula="of:=[.$C$3]/[.C16]" office:value-type="float" office:value="51.0204081632653" calcext:value-type="float">
            <text:p>51</text:p>
          </table:table-cell>
          <table:table-cell table:style-name="ce16" table:formula="of:=([.C16]*100)/3600" office:value-type="float" office:value="2.72222222222222" calcext:value-type="float">
            <text:p>2.7</text:p>
          </table:table-cell>
          <table:table-cell table:number-columns-repeated="10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'second run'.B33:'second run'.B40 'second run'.C32:'second run'.C32 'second run'.C33:'second run'.C4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'second run'.B32:'second run'.B40 'second run'.D8:'second run'.D8 'second run'.D32:'second run'.D4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style-name="ce12" table:formula="of:=[.$C$3]/[.C33]" office:value-type="float" office:value="13.587694983423" calcext:value-type="float">
            <text:p>14</text:p>
          </table:table-cell>
          <table:table-cell table:style-name="ce15" table:formula="of:=([.C33]*100)/3600" office:value-type="float" office:value="10.2216666666667" calcext:value-type="float">
            <text:p>10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style-name="ce12" table:formula="of:=[.$C$3]/[.C34]" office:value-type="float" office:value="26.0078023407022" calcext:value-type="float">
            <text:p>26</text:p>
          </table:table-cell>
          <table:table-cell table:style-name="ce15" table:formula="of:=([.C34]*100)/3600" office:value-type="float" office:value="5.34027777777778" calcext:value-type="float">
            <text:p>5.3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style-name="ce12" table:formula="of:=[.$C$3]/[.C35]" office:value-type="float" office:value="34.2794460441519" calcext:value-type="float">
            <text:p>34</text:p>
          </table:table-cell>
          <table:table-cell table:style-name="ce15" table:formula="of:=([.C35]*100)/3600" office:value-type="float" office:value="4.05166666666667" calcext:value-type="float">
            <text:p>4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style-name="ce12" table:formula="of:=[.$C$3]/[.C36]" office:value-type="float" office:value="42.9627083691356" calcext:value-type="float">
            <text:p>43</text:p>
          </table:table-cell>
          <table:table-cell table:style-name="ce15" table:formula="of:=([.C36]*100)/3600" office:value-type="float" office:value="3.23277777777778" calcext:value-type="float">
            <text:p>3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style-name="ce12" table:formula="of:=[.$C$3]/[.C37]" office:value-type="float" office:value="48.6807516308052" calcext:value-type="float">
            <text:p>49</text:p>
          </table:table-cell>
          <table:table-cell table:style-name="ce15" table:formula="of:=([.C37]*100)/3600" office:value-type="float" office:value="2.85305555555556" calcext:value-type="float">
            <text:p>2.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style-name="ce12" table:formula="of:=[.$C$3]/[.C38]" office:value-type="float" office:value="53.3219579822971" calcext:value-type="float">
            <text:p>53</text:p>
          </table:table-cell>
          <table:table-cell table:style-name="ce15" table:formula="of:=([.C38]*100)/3600" office:value-type="float" office:value="2.60472222222222" calcext:value-type="float">
            <text:p>2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style-name="ce12" table:formula="of:=[.$C$3]/[.C39]" office:value-type="float" office:value="62.5312656328164" calcext:value-type="float">
            <text:p>63</text:p>
          </table:table-cell>
          <table:table-cell table:style-name="ce15" table:formula="of:=([.C39]*100)/3600" office:value-type="float" office:value="2.22111111111111" calcext:value-type="float">
            <text:p>2.2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40]" office:value-type="float" office:value="57.8636731859738" calcext:value-type="float">
            <text:p>58</text:p>
          </table:table-cell>
          <table:table-cell table:style-name="ce16" table:formula="of:=([.C40]*100)/3600" office:value-type="float" office:value="2.40027777777778" calcext:value-type="float">
            <text:p>2.4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5984in" svg:y="0.0701in">
              <draw:object draw:notify-on-update-of-ranges="'second run'.B53:'second run'.B60 'first run'.C32:'first run'.C32 'second run'.C53:'second run'.C6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693in" svg:y="0.0626in">
              <draw:object draw:notify-on-update-of-ranges="'second run'.B53:'second run'.B60 'first run'.D8:'first run'.D8 'second run'.D53:'second run'.D6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74.57" calcext:value-type="float">
            <text:p>374.57</text:p>
          </table:table-cell>
          <table:table-cell table:style-name="ce12" table:formula="of:=[.$C$3]/[.C53]" office:value-type="float" office:value="13.3486397736071" calcext:value-type="float">
            <text:p>13</text:p>
          </table:table-cell>
          <table:table-cell table:style-name="ce15" table:formula="of:=([.C53]*100)/3600" office:value-type="float" office:value="10.4047222222222" calcext:value-type="float">
            <text:p>10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97.28" calcext:value-type="float">
            <text:p>197.28</text:p>
          </table:table-cell>
          <table:table-cell table:style-name="ce12" table:formula="of:=[.$C$3]/[.C54]" office:value-type="float" office:value="25.3446877534469" calcext:value-type="float">
            <text:p>25</text:p>
          </table:table-cell>
          <table:table-cell table:style-name="ce15" table:formula="of:=([.C54]*100)/3600" office:value-type="float" office:value="5.48" calcext:value-type="float">
            <text:p>5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58.75" calcext:value-type="float">
            <text:p>158.75</text:p>
          </table:table-cell>
          <table:table-cell table:style-name="ce12" table:formula="of:=[.$C$3]/[.C55]" office:value-type="float" office:value="31.496062992126" calcext:value-type="float">
            <text:p>31</text:p>
          </table:table-cell>
          <table:table-cell table:style-name="ce15" table:formula="of:=([.C55]*100)/3600" office:value-type="float" office:value="4.40972222222222" calcext:value-type="float">
            <text:p>4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30.41" calcext:value-type="float">
            <text:p>130.41</text:p>
          </table:table-cell>
          <table:table-cell table:style-name="ce12" table:formula="of:=[.$C$3]/[.C56]" office:value-type="float" office:value="38.340618050763" calcext:value-type="float">
            <text:p>38</text:p>
          </table:table-cell>
          <table:table-cell table:style-name="ce15" table:formula="of:=([.C56]*100)/3600" office:value-type="float" office:value="3.6225" calcext:value-type="float">
            <text:p>3.6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5.99" calcext:value-type="float">
            <text:p>105.99</text:p>
          </table:table-cell>
          <table:table-cell table:style-name="ce12" table:formula="of:=[.$C$3]/[.C57]" office:value-type="float" office:value="47.174261722804" calcext:value-type="float">
            <text:p>47</text:p>
          </table:table-cell>
          <table:table-cell table:style-name="ce15" table:formula="of:=([.C57]*100)/3600" office:value-type="float" office:value="2.94416666666667" calcext:value-type="float">
            <text:p>2.9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9.65" calcext:value-type="float">
            <text:p>89.65</text:p>
          </table:table-cell>
          <table:table-cell table:style-name="ce12" table:formula="of:=[.$C$3]/[.C58]" office:value-type="float" office:value="55.7724484104852" calcext:value-type="float">
            <text:p>56</text:p>
          </table:table-cell>
          <table:table-cell table:style-name="ce15" table:formula="of:=([.C58]*100)/3600" office:value-type="float" office:value="2.49027777777778" calcext:value-type="float">
            <text:p>2.5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88.7" calcext:value-type="float">
            <text:p>88.7</text:p>
          </table:table-cell>
          <table:table-cell table:style-name="ce12" table:formula="of:=[.$C$3]/[.C59]" office:value-type="float" office:value="56.369785794814" calcext:value-type="float">
            <text:p>56</text:p>
          </table:table-cell>
          <table:table-cell table:style-name="ce15" table:formula="of:=([.C59]*100)/3600" office:value-type="float" office:value="2.46388888888889" calcext:value-type="float">
            <text:p>2.5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0.58" calcext:value-type="float">
            <text:p>80.58</text:p>
          </table:table-cell>
          <table:table-cell table:style-name="ce13" table:formula="of:=[.$C$3]/[.C60]" office:value-type="float" office:value="62.0501365103003" calcext:value-type="float">
            <text:p>62</text:p>
          </table:table-cell>
          <table:table-cell table:style-name="ce16" table:formula="of:=([.C60]*100)/3600" office:value-type="float" office:value="2.23833333333333" calcext:value-type="float">
            <text:p>2.2</text:p>
          </table:table-cell>
          <table:table-cell table:number-columns-repeated="10"/>
        </table:table-row>
        <table:table-row table:style-name="ro1" table:number-rows-repeated="8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2"/>
          <table:table-cell>
            <draw:frame draw:z-index="4" draw:style-name="gr1" draw:text-style-name="P1" svg:width="6.2988in" svg:height="3.5429in" svg:x="0.0067in" svg:y="0.0008in">
              <draw:object draw:notify-on-update-of-ranges="'second run'.B72:'second run'.B79 'second run'.C32:'second run'.C32 'second run'.C72:'second run'.C7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0028in" svg:y="0.0004in">
              <draw:object draw:notify-on-update-of-ranges="'second run'.B72:'second run'.B79 'second run'.D8:'second run'.D8 'second run'.D72:'second run'.D79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office:value-type="float" office:value="366.33" calcext:value-type="float">
            <text:p>366.33</text:p>
          </table:table-cell>
          <table:table-cell table:style-name="ce12" table:formula="of:=[.$C$3]/[.C72]" office:value-type="float" office:value="13.6488958043294" calcext:value-type="float">
            <text:p>14</text:p>
          </table:table-cell>
          <table:table-cell table:style-name="ce15" table:formula="of:=([.C72]*100)/3600" office:value-type="float" office:value="10.1758333333333" calcext:value-type="float">
            <text:p>10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88.22" calcext:value-type="float">
            <text:p>188.22</text:p>
          </table:table-cell>
          <table:table-cell table:style-name="ce12" table:formula="of:=[.$C$3]/[.C73]" office:value-type="float" office:value="26.5646583784933" calcext:value-type="float">
            <text:p>27</text:p>
          </table:table-cell>
          <table:table-cell table:style-name="ce15" table:formula="of:=([.C73]*100)/3600" office:value-type="float" office:value="5.22833333333333" calcext:value-type="float">
            <text:p>5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148.59" calcext:value-type="float">
            <text:p>148.59</text:p>
          </table:table-cell>
          <table:table-cell table:style-name="ce12" table:formula="of:=[.$C$3]/[.C74]" office:value-type="float" office:value="33.6496399488525" calcext:value-type="float">
            <text:p>34</text:p>
          </table:table-cell>
          <table:table-cell table:style-name="ce15" table:formula="of:=([.C74]*100)/3600" office:value-type="float" office:value="4.1275" calcext:value-type="float">
            <text:p>4.1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115.58" calcext:value-type="float">
            <text:p>115.58</text:p>
          </table:table-cell>
          <table:table-cell table:style-name="ce12" table:formula="of:=[.$C$3]/[.C75]" office:value-type="float" office:value="43.2600795985465" calcext:value-type="float">
            <text:p>43</text:p>
          </table:table-cell>
          <table:table-cell table:style-name="ce15" table:formula="of:=([.C75]*100)/3600" office:value-type="float" office:value="3.21055555555556" calcext:value-type="float">
            <text:p>3.2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7.67" calcext:value-type="float">
            <text:p>107.67</text:p>
          </table:table-cell>
          <table:table-cell table:style-name="ce12" table:formula="of:=[.$C$3]/[.C76]" office:value-type="float" office:value="46.4381907680877" calcext:value-type="float">
            <text:p>46</text:p>
          </table:table-cell>
          <table:table-cell table:style-name="ce15" table:formula="of:=([.C76]*100)/3600" office:value-type="float" office:value="2.99083333333333" calcext:value-type="float">
            <text:p>3.0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office:value-type="float" office:value="86.35" calcext:value-type="float">
            <text:p>86.35</text:p>
          </table:table-cell>
          <table:table-cell table:style-name="ce12" table:formula="of:=[.$C$3]/[.C77]" office:value-type="float" office:value="57.9038795599305" calcext:value-type="float">
            <text:p>58</text:p>
          </table:table-cell>
          <table:table-cell table:style-name="ce15" table:formula="of:=([.C77]*100)/3600" office:value-type="float" office:value="2.39861111111111" calcext:value-type="float">
            <text:p>2.4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9.75" calcext:value-type="float">
            <text:p>79.75</text:p>
          </table:table-cell>
          <table:table-cell table:style-name="ce12" table:formula="of:=[.$C$3]/[.C78]" office:value-type="float" office:value="62.6959247648903" calcext:value-type="float">
            <text:p>63</text:p>
          </table:table-cell>
          <table:table-cell table:style-name="ce15" table:formula="of:=([.C78]*100)/3600" office:value-type="float" office:value="2.21527777777778" calcext:value-type="float">
            <text:p>2.2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8.19" calcext:value-type="float">
            <text:p>78.19</text:p>
          </table:table-cell>
          <table:table-cell table:style-name="ce13" table:formula="of:=[.$C$3]/[.C79]" office:value-type="float" office:value="63.9467962655071" calcext:value-type="float">
            <text:p>64</text:p>
          </table:table-cell>
          <table:table-cell table:style-name="ce16" table:formula="of:=([.C79]*100)/3600" office:value-type="float" office:value="2.17194444444444" calcext:value-type="float">
            <text:p>2.2</text:p>
          </table:table-cell>
          <table:table-cell table:number-columns-repeated="10"/>
        </table:table-row>
      </table:table>
      <table:table table:name="average" table:style-name="ta1">
        <table:shapes>
          <draw:frame draw:z-index="0" draw:style-name="gr1" draw:text-style-name="P1" svg:width="6.2988in" svg:height="3.5429in" svg:x="7.1579in" svg:y="1.1795in">
            <draw:object draw:notify-on-update-of-ranges="average.B9:average.B16 average.C8:average.C8 average.C9:average.C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6.2988in" svg:height="3.5429in" svg:x="13.4642in" svg:y="1.1268in">
            <draw:object draw:notify-on-update-of-ranges="average.B9:average.B16 average.D8:average.D8 average.D9:average.D1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9];[$'second run'.C9])" office:value-type="float" office:value="444.42" calcext:value-type="float">
            <text:p>444.42</text:p>
          </table:table-cell>
          <table:table-cell table:style-name="ce12" table:formula="of:=[.$C$3]/[.C9]" office:value-type="float" office:value="11.2506187840331" calcext:value-type="float">
            <text:p>11</text:p>
          </table:table-cell>
          <table:table-cell table:style-name="ce15" table:formula="of:=([.C9]*100)/3600" office:value-type="float" office:value="12.345" calcext:value-type="float">
            <text:p>12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10];[$'second run'.C10])" office:value-type="float" office:value="230.67" calcext:value-type="float">
            <text:p>230.67</text:p>
          </table:table-cell>
          <table:table-cell table:style-name="ce12" table:formula="of:=[.$C$3]/[.C10]" office:value-type="float" office:value="21.6759873412234" calcext:value-type="float">
            <text:p>22</text:p>
          </table:table-cell>
          <table:table-cell table:style-name="ce15" table:formula="of:=([.C10]*100)/3600" office:value-type="float" office:value="6.4075" calcext:value-type="float">
            <text:p>6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11];[$'second run'.C11])" office:value-type="float" office:value="163.225" calcext:value-type="float">
            <text:p>163.225</text:p>
          </table:table-cell>
          <table:table-cell table:style-name="ce12" table:formula="of:=[.$C$3]/[.C11]" office:value-type="float" office:value="30.6325624138459" calcext:value-type="float">
            <text:p>31</text:p>
          </table:table-cell>
          <table:table-cell table:style-name="ce15" table:formula="of:=([.C11]*100)/3600" office:value-type="float" office:value="4.53402777777778" calcext:value-type="float">
            <text:p>4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12];[$'second run'.C12])" office:value-type="float" office:value="174.685" calcext:value-type="float">
            <text:p>174.685</text:p>
          </table:table-cell>
          <table:table-cell table:style-name="ce12" table:formula="of:=[.$C$3]/[.C12]" office:value-type="float" office:value="28.6229498812148" calcext:value-type="float">
            <text:p>29</text:p>
          </table:table-cell>
          <table:table-cell table:style-name="ce15" table:formula="of:=([.C12]*100)/3600" office:value-type="float" office:value="4.85236111111111" calcext:value-type="float">
            <text:p>4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13];[$'second run'.C13])" office:value-type="float" office:value="97.475" calcext:value-type="float">
            <text:p>97.475</text:p>
          </table:table-cell>
          <table:table-cell table:style-name="ce12" table:formula="of:=[.$C$3]/[.C13]" office:value-type="float" office:value="51.2952038984355" calcext:value-type="float">
            <text:p>51</text:p>
          </table:table-cell>
          <table:table-cell table:style-name="ce15" table:formula="of:=([.C13]*100)/3600" office:value-type="float" office:value="2.70763888888889" calcext:value-type="float">
            <text:p>2.7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14];[$'second run'.C14])" office:value-type="float" office:value="108.05" calcext:value-type="float">
            <text:p>108.05</text:p>
          </table:table-cell>
          <table:table-cell table:style-name="ce12" table:formula="of:=[.$C$3]/[.C14]" office:value-type="float" office:value="46.2748727441" calcext:value-type="float">
            <text:p>46</text:p>
          </table:table-cell>
          <table:table-cell table:style-name="ce15" table:formula="of:=([.C14]*100)/3600" office:value-type="float" office:value="3.00138888888889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15];[$'second run'.C15])" office:value-type="float" office:value="99.4" calcext:value-type="float">
            <text:p>99.4</text:p>
          </table:table-cell>
          <table:table-cell table:style-name="ce12" table:formula="of:=[.$C$3]/[.C15]" office:value-type="float" office:value="50.3018108651911" calcext:value-type="float">
            <text:p>50</text:p>
          </table:table-cell>
          <table:table-cell table:style-name="ce15" table:formula="of:=([.C15]*100)/3600" office:value-type="float" office:value="2.76111111111111" calcext:value-type="float">
            <text:p>2.8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16];[$'second run'.C16])" office:value-type="float" office:value="96.155" calcext:value-type="float">
            <text:p>96.155</text:p>
          </table:table-cell>
          <table:table-cell table:style-name="ce13" table:formula="of:=[.$C$3]/[.C16]" office:value-type="float" office:value="51.9993760074879" calcext:value-type="float">
            <text:p>52</text:p>
          </table:table-cell>
          <table:table-cell table:style-name="ce16" table:formula="of:=([.C16]*100)/3600" office:value-type="float" office:value="2.67097222222222" calcext:value-type="float">
            <text:p>2.7</text:p>
          </table:table-cell>
          <table:table-cell table:number-columns-repeated="9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6"/>
          <table:table-cell>
            <draw:frame draw:z-index="2" draw:style-name="gr1" draw:text-style-name="P1" svg:width="6.2988in" svg:height="3.5429in" svg:x="0.5732in" svg:y="0.1161in">
              <draw:object draw:notify-on-update-of-ranges="average.B33:average.B40 average.C32:average.C32 average.C33:average.C4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6283in" svg:y="0.063in">
              <draw:object draw:notify-on-update-of-ranges="average.B32:average.B40 average.D8:average.D8 average.D32:average.D40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33];[$'second run'.C33])" office:value-type="float" office:value="394.035" calcext:value-type="float">
            <text:p>394.035</text:p>
          </table:table-cell>
          <table:table-cell table:style-name="ce12" table:formula="of:=[.$C$3]/[.C33]" office:value-type="float" office:value="12.6892281142538" calcext:value-type="float">
            <text:p>13</text:p>
          </table:table-cell>
          <table:table-cell table:style-name="ce15" table:formula="of:=([.C33]*100)/3600" office:value-type="float" office:value="10.9454166666667" calcext:value-type="float">
            <text:p>10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34];[$'second run'.C34])" office:value-type="float" office:value="213.06" calcext:value-type="float">
            <text:p>213.06</text:p>
          </table:table-cell>
          <table:table-cell table:style-name="ce12" table:formula="of:=[.$C$3]/[.C34]" office:value-type="float" office:value="23.467567821271" calcext:value-type="float">
            <text:p>23</text:p>
          </table:table-cell>
          <table:table-cell table:style-name="ce15" table:formula="of:=([.C34]*100)/3600" office:value-type="float" office:value="5.91833333333333" calcext:value-type="float">
            <text:p>5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35];[$'second run'.C35])" office:value-type="float" office:value="141.87" calcext:value-type="float">
            <text:p>141.87</text:p>
          </table:table-cell>
          <table:table-cell table:style-name="ce12" table:formula="of:=[.$C$3]/[.C35]" office:value-type="float" office:value="35.2435328117291" calcext:value-type="float">
            <text:p>35</text:p>
          </table:table-cell>
          <table:table-cell table:style-name="ce15" table:formula="of:=([.C35]*100)/3600" office:value-type="float" office:value="3.94083333333333" calcext:value-type="float">
            <text:p>3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36];[$'second run'.C36])" office:value-type="float" office:value="117.675" calcext:value-type="float">
            <text:p>117.675</text:p>
          </table:table-cell>
          <table:table-cell table:style-name="ce12" table:formula="of:=[.$C$3]/[.C36]" office:value-type="float" office:value="42.4899086466964" calcext:value-type="float">
            <text:p>42</text:p>
          </table:table-cell>
          <table:table-cell table:style-name="ce15" table:formula="of:=([.C36]*100)/3600" office:value-type="float" office:value="3.26875" calcext:value-type="float">
            <text:p>3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37];[$'second run'.C37])" office:value-type="float" office:value="116.565" calcext:value-type="float">
            <text:p>116.565</text:p>
          </table:table-cell>
          <table:table-cell table:style-name="ce12" table:formula="of:=[.$C$3]/[.C37]" office:value-type="float" office:value="42.8945223694934" calcext:value-type="float">
            <text:p>43</text:p>
          </table:table-cell>
          <table:table-cell table:style-name="ce15" table:formula="of:=([.C37]*100)/3600" office:value-type="float" office:value="3.23791666666667" calcext:value-type="float">
            <text:p>3.2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38];[$'second run'.C38])" office:value-type="float" office:value="87.915" calcext:value-type="float">
            <text:p>87.915</text:p>
          </table:table-cell>
          <table:table-cell table:style-name="ce12" table:formula="of:=[.$C$3]/[.C38]" office:value-type="float" office:value="56.8731160780299" calcext:value-type="float">
            <text:p>57</text:p>
          </table:table-cell>
          <table:table-cell table:style-name="ce15" table:formula="of:=([.C38]*100)/3600" office:value-type="float" office:value="2.44208333333333" calcext:value-type="float">
            <text:p>2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39];[$'second run'.C39])" office:value-type="float" office:value="78.44" calcext:value-type="float">
            <text:p>78.44</text:p>
          </table:table-cell>
          <table:table-cell table:style-name="ce12" table:formula="of:=[.$C$3]/[.C39]" office:value-type="float" office:value="63.7429882712902" calcext:value-type="float">
            <text:p>64</text:p>
          </table:table-cell>
          <table:table-cell table:style-name="ce15" table:formula="of:=([.C39]*100)/3600" office:value-type="float" office:value="2.17888888888889" calcext:value-type="float">
            <text:p>2.2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40];[$'second run'.C40])" office:value-type="float" office:value="81.625" calcext:value-type="float">
            <text:p>81.625</text:p>
          </table:table-cell>
          <table:table-cell table:style-name="ce13" table:formula="of:=[.$C$3]/[.C40]" office:value-type="float" office:value="61.2557427258806" calcext:value-type="float">
            <text:p>61</text:p>
          </table:table-cell>
          <table:table-cell table:style-name="ce16" table:formula="of:=([.C40]*100)/3600" office:value-type="float" office:value="2.26736111111111" calcext:value-type="float">
            <text:p>2.3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6"/>
          <table:table-cell>
            <draw:frame draw:z-index="6" draw:style-name="gr1" draw:text-style-name="P1" svg:width="6.2988in" svg:height="3.5429in" svg:x="0.6283in" svg:y="0.1677in">
              <draw:object draw:notify-on-update-of-ranges="average.B53:average.B60 average.C32:average.C32 average.C53:average.C60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6"/>
          <table:table-cell>
            <draw:frame draw:z-index="7" draw:style-name="gr1" draw:text-style-name="P1" svg:width="6.2988in" svg:height="3.5429in" svg:x="0.6992in" svg:y="0.1602in">
              <draw:object draw:notify-on-update-of-ranges="average.B53:average.B60 average.D8:average.D8 average.D53:average.D60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53];[$'second run'.C53])" office:value-type="float" office:value="377.185" calcext:value-type="float">
            <text:p>377.185</text:p>
          </table:table-cell>
          <table:table-cell table:style-name="ce12" table:formula="of:=[.$C$3]/[.C53]" office:value-type="float" office:value="13.2560944894415" calcext:value-type="float">
            <text:p>13</text:p>
          </table:table-cell>
          <table:table-cell table:style-name="ce15" table:formula="of:=([.C53]*100)/3600" office:value-type="float" office:value="10.4773611111111" calcext:value-type="float">
            <text:p>10.5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54];[$'second run'.C54])" office:value-type="float" office:value="203.16" calcext:value-type="float">
            <text:p>203.16</text:p>
          </table:table-cell>
          <table:table-cell table:style-name="ce12" table:formula="of:=[.$C$3]/[.C54]" office:value-type="float" office:value="24.6111439259697" calcext:value-type="float">
            <text:p>25</text:p>
          </table:table-cell>
          <table:table-cell table:style-name="ce15" table:formula="of:=([.C54]*100)/3600" office:value-type="float" office:value="5.64333333333333" calcext:value-type="float">
            <text:p>5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55];[$'second run'.C55])" office:value-type="float" office:value="154.545" calcext:value-type="float">
            <text:p>154.545</text:p>
          </table:table-cell>
          <table:table-cell table:style-name="ce12" table:formula="of:=[.$C$3]/[.C55]" office:value-type="float" office:value="32.3530363324598" calcext:value-type="float">
            <text:p>32</text:p>
          </table:table-cell>
          <table:table-cell table:style-name="ce15" table:formula="of:=([.C55]*100)/3600" office:value-type="float" office:value="4.29291666666667" calcext:value-type="float">
            <text:p>4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56];[$'second run'.C56])" office:value-type="float" office:value="129.75" calcext:value-type="float">
            <text:p>129.75</text:p>
          </table:table-cell>
          <table:table-cell table:style-name="ce12" table:formula="of:=[.$C$3]/[.C56]" office:value-type="float" office:value="38.5356454720617" calcext:value-type="float">
            <text:p>39</text:p>
          </table:table-cell>
          <table:table-cell table:style-name="ce15" table:formula="of:=([.C56]*100)/3600" office:value-type="float" office:value="3.60416666666667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57];[$'second run'.C57])" office:value-type="float" office:value="108.225" calcext:value-type="float">
            <text:p>108.225</text:p>
          </table:table-cell>
          <table:table-cell table:style-name="ce12" table:formula="of:=[.$C$3]/[.C57]" office:value-type="float" office:value="46.2000462000462" calcext:value-type="float">
            <text:p>46</text:p>
          </table:table-cell>
          <table:table-cell table:style-name="ce15" table:formula="of:=([.C57]*100)/3600" office:value-type="float" office:value="3.00625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58];[$'second run'.C58])" office:value-type="float" office:value="104.08" calcext:value-type="float">
            <text:p>104.08</text:p>
          </table:table-cell>
          <table:table-cell table:style-name="ce12" table:formula="of:=[.$C$3]/[.C58]" office:value-type="float" office:value="48.0399692544197" calcext:value-type="float">
            <text:p>48</text:p>
          </table:table-cell>
          <table:table-cell table:style-name="ce15" table:formula="of:=([.C58]*100)/3600" office:value-type="float" office:value="2.89111111111111" calcext:value-type="float">
            <text:p>2.9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59];[$'second run'.C59])" office:value-type="float" office:value="89.57" calcext:value-type="float">
            <text:p>89.57</text:p>
          </table:table-cell>
          <table:table-cell table:style-name="ce12" table:formula="of:=[.$C$3]/[.C59]" office:value-type="float" office:value="55.8222619180529" calcext:value-type="float">
            <text:p>56</text:p>
          </table:table-cell>
          <table:table-cell table:style-name="ce15" table:formula="of:=([.C59]*100)/3600" office:value-type="float" office:value="2.48805555555556" calcext:value-type="float">
            <text:p>2.5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60];[$'second run'.C60])" office:value-type="float" office:value="86.39" calcext:value-type="float">
            <text:p>86.39</text:p>
          </table:table-cell>
          <table:table-cell table:style-name="ce13" table:formula="of:=[.$C$3]/[.C60]" office:value-type="float" office:value="57.8770691052205" calcext:value-type="float">
            <text:p>58</text:p>
          </table:table-cell>
          <table:table-cell table:style-name="ce16" table:formula="of:=([.C60]*100)/3600" office:value-type="float" office:value="2.39972222222222" calcext:value-type="float">
            <text:p>2.4</text:p>
          </table:table-cell>
          <table:table-cell table:number-columns-repeated="9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/>
          <table:table-cell>
            <draw:frame draw:z-index="4" draw:style-name="gr1" draw:text-style-name="P1" svg:width="6.2988in" svg:height="3.5429in" svg:x="0.6161in" svg:y="0.0008in">
              <draw:object draw:notify-on-update-of-ranges="average.B72:average.B79 average.C32:average.C32 average.C72:average.C79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  <table:table-cell>
            <draw:frame draw:z-index="5" draw:style-name="gr1" draw:text-style-name="P1" svg:width="6.2988in" svg:height="3.5429in" svg:x="0.6122in" svg:y="0.0004in">
              <draw:object draw:notify-on-update-of-ranges="average.B72:average.B79 average.D8:average.D8 average.D72:average.D79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10" table:formula="of:=AVERAGE([$'first run'.C72];[$'second run'.C72])" office:value-type="float" office:value="383.01" calcext:value-type="float">
            <text:p>383.01</text:p>
          </table:table-cell>
          <table:table-cell table:style-name="ce12" table:formula="of:=[.$C$3]/[.C72]" office:value-type="float" office:value="13.054489438918" calcext:value-type="float">
            <text:p>13</text:p>
          </table:table-cell>
          <table:table-cell table:style-name="ce15" table:formula="of:=([.C72]*100)/3600" office:value-type="float" office:value="10.6391666666667" calcext:value-type="float">
            <text:p>10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10" table:formula="of:=AVERAGE([$'first run'.C73];[$'second run'.C73])" office:value-type="float" office:value="215.385" calcext:value-type="float">
            <text:p>215.385</text:p>
          </table:table-cell>
          <table:table-cell table:style-name="ce12" table:formula="of:=[.$C$3]/[.C73]" office:value-type="float" office:value="23.2142442602781" calcext:value-type="float">
            <text:p>23</text:p>
          </table:table-cell>
          <table:table-cell table:style-name="ce15" table:formula="of:=([.C73]*100)/3600" office:value-type="float" office:value="5.98291666666667" calcext:value-type="float">
            <text:p>6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10" table:formula="of:=AVERAGE([$'first run'.C74];[$'second run'.C74])" office:value-type="float" office:value="154.335" calcext:value-type="float">
            <text:p>154.335</text:p>
          </table:table-cell>
          <table:table-cell table:style-name="ce12" table:formula="of:=[.$C$3]/[.C74]" office:value-type="float" office:value="32.3970583471021" calcext:value-type="float">
            <text:p>32</text:p>
          </table:table-cell>
          <table:table-cell table:style-name="ce15" table:formula="of:=([.C74]*100)/3600" office:value-type="float" office:value="4.28708333333333" calcext:value-type="float">
            <text:p>4.3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10" table:formula="of:=AVERAGE([$'first run'.C75];[$'second run'.C75])" office:value-type="float" office:value="127.905" calcext:value-type="float">
            <text:p>127.905</text:p>
          </table:table-cell>
          <table:table-cell table:style-name="ce12" table:formula="of:=[.$C$3]/[.C75]" office:value-type="float" office:value="39.0915132324772" calcext:value-type="float">
            <text:p>39</text:p>
          </table:table-cell>
          <table:table-cell table:style-name="ce15" table:formula="of:=([.C75]*100)/3600" office:value-type="float" office:value="3.55291666666667" calcext:value-type="float">
            <text:p>3.6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10" table:formula="of:=AVERAGE([$'first run'.C76];[$'second run'.C76])" office:value-type="float" office:value="123.555" calcext:value-type="float">
            <text:p>123.555</text:p>
          </table:table-cell>
          <table:table-cell table:style-name="ce12" table:formula="of:=[.$C$3]/[.C76]" office:value-type="float" office:value="40.4678078588483" calcext:value-type="float">
            <text:p>40</text:p>
          </table:table-cell>
          <table:table-cell table:style-name="ce15" table:formula="of:=([.C76]*100)/3600" office:value-type="float" office:value="3.43208333333333" calcext:value-type="float">
            <text:p>3.4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10" table:formula="of:=AVERAGE([$'first run'.C77];[$'second run'.C77])" office:value-type="float" office:value="108.75" calcext:value-type="float">
            <text:p>108.75</text:p>
          </table:table-cell>
          <table:table-cell table:style-name="ce12" table:formula="of:=[.$C$3]/[.C77]" office:value-type="float" office:value="45.9770114942529" calcext:value-type="float">
            <text:p>46</text:p>
          </table:table-cell>
          <table:table-cell table:style-name="ce15" table:formula="of:=([.C77]*100)/3600" office:value-type="float" office:value="3.02083333333333" calcext:value-type="float">
            <text:p>3.0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10" table:formula="of:=AVERAGE([$'first run'.C78];[$'second run'.C78])" office:value-type="float" office:value="93.555" calcext:value-type="float">
            <text:p>93.555</text:p>
          </table:table-cell>
          <table:table-cell table:style-name="ce12" table:formula="of:=[.$C$3]/[.C78]" office:value-type="float" office:value="53.4444978889423" calcext:value-type="float">
            <text:p>53</text:p>
          </table:table-cell>
          <table:table-cell table:style-name="ce15" table:formula="of:=([.C78]*100)/3600" office:value-type="float" office:value="2.59875" calcext:value-type="float">
            <text:p>2.6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$'first run'.C79];[$'second run'.C79])" office:value-type="float" office:value="87.245" calcext:value-type="float">
            <text:p>87.245</text:p>
          </table:table-cell>
          <table:table-cell table:style-name="ce13" table:formula="of:=[.$C$3]/[.C79]" office:value-type="float" office:value="57.3098744913749" calcext:value-type="float">
            <text:p>57</text:p>
          </table:table-cell>
          <table:table-cell table:style-name="ce16" table:formula="of:=([.C79]*100)/3600" office:value-type="float" office:value="2.42347222222222" calcext:value-type="float">
            <text:p>2.4</text:p>
          </table:table-cell>
          <table:table-cell table:number-columns-repeated="9"/>
        </table:table-row>
      </table:table>
      <table:table table:name="batch-size-100-detail" table:style-name="ta1">
        <table:table-column table:style-name="co8" table:default-cell-style-name="Default"/>
        <table:table-column table:style-name="co2" table:default-cell-style-name="ce4"/>
        <table:table-column table:style-name="co7" table:default-cell-style-name="Default"/>
        <table:table-column table:style-name="co9" table:default-cell-style-name="ce12"/>
        <table:table-column table:style-name="co10" table:default-cell-style-name="ce15"/>
        <table:table-column table:style-name="co7" table:number-columns-repeated="8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Nr entries ( ~ 50/50 split)</text:p>
          </table:table-cell>
          <table:table-cell table:style-name="ce6" office:value-type="float" office:value="10000" calcext:value-type="float">
            <text:p>10000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legacy entries ( ~ 50/50 split)</text:p>
          </table:table-cell>
          <table:table-cell table:style-name="ce7" table:formula="of:=[.C2]/2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Batch size 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 table:number-columns-repeated="2"/>
          <table:table-cell>
            <draw:frame draw:z-index="0" draw:style-name="gr1" draw:text-style-name="P1" svg:width="6.2988in" svg:height="3.5429in" svg:x="0.1894in" svg:y="0.0701in">
              <draw:object draw:notify-on-update-of-ranges="'batch-size-100-detail'.B10:'batch-size-100-detail'.B24 'second run'.C32:'second run'.C32 'batch-size-100-detail'.C10:'batch-size-100-detail'.C24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" draw:style-name="gr1" draw:text-style-name="P1" svg:width="6.2988in" svg:height="3.5429in" svg:x="0.2425in" svg:y="0.0122in">
              <draw:object draw:notify-on-update-of-ranges="'batch-size-100-detail'.B10:'batch-size-100-detail'.B24 'second run'.D8:'second run'.D8 'batch-size-100-detail'.D10:'batch-size-100-detail'.D24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420.09" calcext:value-type="float">
            <text:p>420.09</text:p>
          </table:table-cell>
          <table:table-cell table:formula="of:=[.$C$3]/[.C10]" office:value-type="float" office:value="11.9022114308839" calcext:value-type="float">
            <text:p>12</text:p>
          </table:table-cell>
          <table:table-cell table:formula="of:=([.C10]*100)/3600" office:value-type="float" office:value="11.6691666666667" calcext:value-type="float">
            <text:p>1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3.87" calcext:value-type="float">
            <text:p>233.87</text:p>
          </table:table-cell>
          <table:table-cell table:formula="of:=[.$C$3]/[.C11]" office:value-type="float" office:value="21.3793988113054" calcext:value-type="float">
            <text:p>21</text:p>
          </table:table-cell>
          <table:table-cell table:formula="of:=([.C11]*100)/3600" office:value-type="float" office:value="6.49638888888889" calcext:value-type="float">
            <text:p>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7.88" calcext:value-type="float">
            <text:p>137.88</text:p>
          </table:table-cell>
          <table:table-cell table:formula="of:=[.$C$3]/[.C12]" office:value-type="float" office:value="36.2634174644619" calcext:value-type="float">
            <text:p>36</text:p>
          </table:table-cell>
          <table:table-cell table:formula="of:=([.C12]*100)/3600" office:value-type="float" office:value="3.83" calcext:value-type="float">
            <text:p>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8.97" calcext:value-type="float">
            <text:p>118.97</text:p>
          </table:table-cell>
          <table:table-cell table:formula="of:=[.$C$3]/[.C13]" office:value-type="float" office:value="42.0274018660166" calcext:value-type="float">
            <text:p>42</text:p>
          </table:table-cell>
          <table:table-cell table:formula="of:=([.C13]*100)/3600" office:value-type="float" office:value="3.30472222222222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0.42" calcext:value-type="float">
            <text:p>130.42</text:p>
          </table:table-cell>
          <table:table-cell table:formula="of:=[.$C$3]/[.C14]" office:value-type="float" office:value="38.337678270204" calcext:value-type="float">
            <text:p>38</text:p>
          </table:table-cell>
          <table:table-cell table:formula="of:=([.C14]*100)/3600" office:value-type="float" office:value="3.62277777777778" calcext:value-type="float">
            <text:p>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2.08" calcext:value-type="float">
            <text:p>92.08</text:p>
          </table:table-cell>
          <table:table-cell table:formula="of:=[.$C$3]/[.C15]" office:value-type="float" office:value="54.3006081668115" calcext:value-type="float">
            <text:p>54</text:p>
          </table:table-cell>
          <table:table-cell table:formula="of:=([.C15]*100)/3600" office:value-type="float" office:value="2.55777777777778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.25" calcext:value-type="float">
            <text:p>80.25</text:p>
          </table:table-cell>
          <table:table-cell table:formula="of:=[.$C$3]/[.C16]" office:value-type="float" office:value="62.3052959501558" calcext:value-type="float">
            <text:p>62</text:p>
          </table:table-cell>
          <table:table-cell table:formula="of:=([.C16]*100)/3600" office:value-type="float" office:value="2.22916666666667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82.06" calcext:value-type="float">
            <text:p>82.06</text:p>
          </table:table-cell>
          <table:table-cell table:formula="of:=[.$C$3]/[.C17]" office:value-type="float" office:value="60.9310260784792" calcext:value-type="float">
            <text:p>61</text:p>
          </table:table-cell>
          <table:table-cell table:formula="of:=([.C17]*100)/3600" office:value-type="float" office:value="2.27944444444444" calcext:value-type="float">
            <text:p>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5.03" calcext:value-type="float">
            <text:p>75.03</text:p>
          </table:table-cell>
          <table:table-cell table:formula="of:=[.$C$3]/[.C18]" office:value-type="float" office:value="66.6400106624017" calcext:value-type="float">
            <text:p>67</text:p>
          </table:table-cell>
          <table:table-cell table:formula="of:=([.C18]*100)/3600" office:value-type="float" office:value="2.08416666666667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6.92" calcext:value-type="float">
            <text:p>76.92</text:p>
          </table:table-cell>
          <table:table-cell table:formula="of:=[.$C$3]/[.C19]" office:value-type="float" office:value="65.0026001040042" calcext:value-type="float">
            <text:p>65</text:p>
          </table:table-cell>
          <table:table-cell table:formula="of:=([.C19]*100)/3600" office:value-type="float" office:value="2.13666666666667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.77" calcext:value-type="float">
            <text:p>75.77</text:p>
          </table:table-cell>
          <table:table-cell table:formula="of:=[.$C$3]/[.C20]" office:value-type="float" office:value="65.9891777748449" calcext:value-type="float">
            <text:p>66</text:p>
          </table:table-cell>
          <table:table-cell table:formula="of:=([.C20]*100)/3600" office:value-type="float" office:value="2.10472222222222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6.72" calcext:value-type="float">
            <text:p>96.72</text:p>
          </table:table-cell>
          <table:table-cell table:formula="of:=[.$C$3]/[.C21]" office:value-type="float" office:value="51.6956162117453" calcext:value-type="float">
            <text:p>52</text:p>
          </table:table-cell>
          <table:table-cell table:formula="of:=([.C21]*100)/3600" office:value-type="float" office:value="2.68666666666667" calcext:value-type="float">
            <text:p>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7.07" calcext:value-type="float">
            <text:p>67.07</text:p>
          </table:table-cell>
          <table:table-cell table:formula="of:=[.$C$3]/[.C22]" office:value-type="float" office:value="74.5489786789921" calcext:value-type="float">
            <text:p>75</text:p>
          </table:table-cell>
          <table:table-cell table:formula="of:=([.C22]*100)/3600" office:value-type="float" office:value="1.86305555555556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.52" calcext:value-type="float">
            <text:p>69.52</text:p>
          </table:table-cell>
          <table:table-cell table:formula="of:=[.$C$3]/[.C23]" office:value-type="float" office:value="71.921749136939" calcext:value-type="float">
            <text:p>72</text:p>
          </table:table-cell>
          <table:table-cell table:formula="of:=([.C23]*100)/3600" office:value-type="float" office:value="1.93111111111111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76.84" calcext:value-type="float">
            <text:p>76.84</text:p>
          </table:table-cell>
          <table:table-cell table:style-name="ce13" table:formula="of:=[.$C$3]/[.C24]" office:value-type="float" office:value="65.0702758979698" calcext:value-type="float">
            <text:p>65</text:p>
          </table:table-cell>
          <table:table-cell table:style-name="ce16" table:formula="of:=([.C24]*100)/3600" office:value-type="float" office:value="2.13444444444444" calcext:value-type="float">
            <text:p>2.1</text:p>
          </table:table-cell>
          <table:table-cell table:number-columns-repeated="8"/>
        </table:table-row>
        <table:table-row table:style-name="ro1" table:number-rows-repeated="7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2" draw:style-name="gr1" draw:text-style-name="P1" svg:width="6.2988in" svg:height="3.5429in" svg:x="0.1169in" svg:y="0.0579in">
              <draw:object draw:notify-on-update-of-ranges="'batch-size-100-detail'.B33:'batch-size-100-detail'.B47 'second run'.C32:'second run'.C32 'batch-size-100-detail'.C33:'batch-size-100-detail'.C47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6"/>
          <table:table-cell>
            <draw:frame draw:z-index="3" draw:style-name="gr1" draw:text-style-name="P1" svg:width="6.2988in" svg:height="3.5429in" svg:x="0.1701in" svg:y="0in">
              <draw:object draw:notify-on-update-of-ranges="'batch-size-100-detail'.B33:'batch-size-100-detail'.B47 'second run'.D8:'second run'.D8 'batch-size-100-detail'.D33:'batch-size-100-detail'.D47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367.98" calcext:value-type="float">
            <text:p>367.98</text:p>
          </table:table-cell>
          <table:table-cell table:formula="of:=[.$C$3]/[.C33]" office:value-type="float" office:value="13.587694983423" calcext:value-type="float">
            <text:p>14</text:p>
          </table:table-cell>
          <table:table-cell table:formula="of:=([.C33]*100)/3600" office:value-type="float" office:value="10.2216666666667" calcext:value-type="float">
            <text:p>1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2.25" calcext:value-type="float">
            <text:p>192.25</text:p>
          </table:table-cell>
          <table:table-cell table:formula="of:=[.$C$3]/[.C34]" office:value-type="float" office:value="26.0078023407022" calcext:value-type="float">
            <text:p>26</text:p>
          </table:table-cell>
          <table:table-cell table:formula="of:=([.C34]*100)/3600" office:value-type="float" office:value="5.34027777777778" calcext:value-type="float">
            <text:p>5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5.86" calcext:value-type="float">
            <text:p>145.86</text:p>
          </table:table-cell>
          <table:table-cell table:formula="of:=[.$C$3]/[.C35]" office:value-type="float" office:value="34.2794460441519" calcext:value-type="float">
            <text:p>34</text:p>
          </table:table-cell>
          <table:table-cell table:formula="of:=([.C35]*100)/3600" office:value-type="float" office:value="4.05166666666667" calcext:value-type="float">
            <text:p>4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6.38" calcext:value-type="float">
            <text:p>116.38</text:p>
          </table:table-cell>
          <table:table-cell table:formula="of:=[.$C$3]/[.C36]" office:value-type="float" office:value="42.9627083691356" calcext:value-type="float">
            <text:p>43</text:p>
          </table:table-cell>
          <table:table-cell table:formula="of:=([.C36]*100)/3600" office:value-type="float" office:value="3.23277777777778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2.71" calcext:value-type="float">
            <text:p>102.71</text:p>
          </table:table-cell>
          <table:table-cell table:formula="of:=[.$C$3]/[.C37]" office:value-type="float" office:value="48.6807516308052" calcext:value-type="float">
            <text:p>49</text:p>
          </table:table-cell>
          <table:table-cell table:formula="of:=([.C37]*100)/3600" office:value-type="float" office:value="2.85305555555556" calcext:value-type="float">
            <text:p>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.73" calcext:value-type="float">
            <text:p>90.73</text:p>
          </table:table-cell>
          <table:table-cell table:formula="of:=[.$C$3]/[.C38]" office:value-type="float" office:value="55.1085638708255" calcext:value-type="float">
            <text:p>55</text:p>
          </table:table-cell>
          <table:table-cell table:formula="of:=([.C38]*100)/3600" office:value-type="float" office:value="2.52027777777778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3.05" calcext:value-type="float">
            <text:p>83.05</text:p>
          </table:table-cell>
          <table:table-cell table:formula="of:=[.$C$3]/[.C39]" office:value-type="float" office:value="60.2046959662854" calcext:value-type="float">
            <text:p>60</text:p>
          </table:table-cell>
          <table:table-cell table:formula="of:=([.C39]*100)/3600" office:value-type="float" office:value="2.30694444444444" calcext:value-type="float">
            <text:p>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office:value-type="float" office:value="93.77" calcext:value-type="float">
            <text:p>93.77</text:p>
          </table:table-cell>
          <table:table-cell table:formula="of:=[.$C$3]/[.C40]" office:value-type="float" office:value="53.3219579822971" calcext:value-type="float">
            <text:p>53</text:p>
          </table:table-cell>
          <table:table-cell table:formula="of:=([.C40]*100)/3600" office:value-type="float" office:value="2.60472222222222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office:value-type="float" office:value="70.51" calcext:value-type="float">
            <text:p>70.51</text:p>
          </table:table-cell>
          <table:table-cell table:formula="of:=[.$C$3]/[.C41]" office:value-type="float" office:value="70.9119273861864" calcext:value-type="float">
            <text:p>71</text:p>
          </table:table-cell>
          <table:table-cell table:formula="of:=([.C41]*100)/3600" office:value-type="float" office:value="1.95861111111111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.96" calcext:value-type="float">
            <text:p>79.96</text:p>
          </table:table-cell>
          <table:table-cell table:formula="of:=[.$C$3]/[.C42]" office:value-type="float" office:value="62.5312656328164" calcext:value-type="float">
            <text:p>63</text:p>
          </table:table-cell>
          <table:table-cell table:formula="of:=([.C42]*100)/3600" office:value-type="float" office:value="2.22111111111111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7.46" calcext:value-type="float">
            <text:p>67.46</text:p>
          </table:table-cell>
          <table:table-cell table:formula="of:=[.$C$3]/[.C43]" office:value-type="float" office:value="74.1179958493922" calcext:value-type="float">
            <text:p>74</text:p>
          </table:table-cell>
          <table:table-cell table:formula="of:=([.C43]*100)/3600" office:value-type="float" office:value="1.8738888888888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1.5" calcext:value-type="float">
            <text:p>71.5</text:p>
          </table:table-cell>
          <table:table-cell table:formula="of:=[.$C$3]/[.C44]" office:value-type="float" office:value="69.9300699300699" calcext:value-type="float">
            <text:p>70</text:p>
          </table:table-cell>
          <table:table-cell table:formula="of:=([.C44]*100)/3600" office:value-type="float" office:value="1.98611111111111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6.9" calcext:value-type="float">
            <text:p>66.9</text:p>
          </table:table-cell>
          <table:table-cell table:formula="of:=[.$C$3]/[.C45]" office:value-type="float" office:value="74.7384155455904" calcext:value-type="float">
            <text:p>75</text:p>
          </table:table-cell>
          <table:table-cell table:formula="of:=([.C45]*100)/3600" office:value-type="float" office:value="1.85833333333333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3.59" calcext:value-type="float">
            <text:p>73.59</text:p>
          </table:table-cell>
          <table:table-cell table:formula="of:=[.$C$3]/[.C46]" office:value-type="float" office:value="67.9440141323549" calcext:value-type="float">
            <text:p>68</text:p>
          </table:table-cell>
          <table:table-cell table:formula="of:=([.C46]*100)/3600" office:value-type="float" office:value="2.04416666666667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1" office:value-type="float" office:value="86.41" calcext:value-type="float">
            <text:p>86.41</text:p>
          </table:table-cell>
          <table:table-cell table:style-name="ce13" table:formula="of:=[.$C$3]/[.C47]" office:value-type="float" office:value="57.8636731859738" calcext:value-type="float">
            <text:p>58</text:p>
          </table:table-cell>
          <table:table-cell table:style-name="ce16" table:formula="of:=([.C47]*100)/3600" office:value-type="float" office:value="2.40027777777778" calcext:value-type="float">
            <text:p>2.4</text:p>
          </table:table-cell>
          <table:table-cell table:number-columns-repeated="8"/>
        </table:table-row>
        <table:table-row table:style-name="ro1" table:number-rows-repeated="7">
          <table:table-cell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  <table:table-cell>
            <draw:frame draw:z-index="5" draw:style-name="gr1" draw:text-style-name="P1" svg:width="6.2988in" svg:height="3.5429in" svg:x="0.1701in" svg:y="0.1386in">
              <draw:object draw:notify-on-update-of-ranges="'batch-size-100-detail'.B57:'batch-size-100-detail'.B71 'second run'.D8:'second run'.D8 'batch-size-100-detail'.D57:'batch-size-100-detail'.D71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 calcext:value-type="string">
            <text:p>Parallelization level</text:p>
          </table:table-cell>
          <table:table-cell table:style-name="ce9" office:value-type="string" calcext:value-type="string">
            <text:p>Time (s)</text:p>
          </table:table-cell>
          <table:table-cell table:style-name="ce9" office:value-type="string" calcext:value-type="string">
            <text:p>Entries per sec</text:p>
          </table:table-cell>
          <table:table-cell table:style-name="ce14" office:value-type="string" calcext:value-type="string">
            <text:p>Time for 1M entries (h)</text:p>
          </table:table-cell>
          <table:table-cell>
            <draw:frame draw:z-index="4" draw:style-name="gr1" draw:text-style-name="P1" svg:width="6.2988in" svg:height="3.5429in" svg:x="0.1169in" svg:y="0.0185in">
              <draw:object draw:notify-on-update-of-ranges="'batch-size-100-detail'.B57:'batch-size-100-detail'.B71 'second run'.C32:'second run'.C32 'batch-size-100-detail'.C57:'batch-size-100-detail'.C71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table:formula="of:=AVERAGE([.C10];[.C33])" office:value-type="float" office:value="394.035" calcext:value-type="float">
            <text:p>394.035</text:p>
          </table:table-cell>
          <table:table-cell table:formula="of:=[.$C$3]/[.C57]" office:value-type="float" office:value="12.6892281142538" calcext:value-type="float">
            <text:p>13</text:p>
          </table:table-cell>
          <table:table-cell table:formula="of:=([.C57]*100)/3600" office:value-type="float" office:value="10.9454166666667" calcext:value-type="float">
            <text:p>1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table:formula="of:=AVERAGE([.C11];[.C34])" office:value-type="float" office:value="213.06" calcext:value-type="float">
            <text:p>213.06</text:p>
          </table:table-cell>
          <table:table-cell table:formula="of:=[.$C$3]/[.C58]" office:value-type="float" office:value="23.467567821271" calcext:value-type="float">
            <text:p>23</text:p>
          </table:table-cell>
          <table:table-cell table:formula="of:=([.C58]*100)/3600" office:value-type="float" office:value="5.91833333333333" calcext:value-type="float">
            <text:p>5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table:formula="of:=AVERAGE([.C12];[.C35])" office:value-type="float" office:value="141.87" calcext:value-type="float">
            <text:p>141.87</text:p>
          </table:table-cell>
          <table:table-cell table:formula="of:=[.$C$3]/[.C59]" office:value-type="float" office:value="35.2435328117291" calcext:value-type="float">
            <text:p>35</text:p>
          </table:table-cell>
          <table:table-cell table:formula="of:=([.C59]*100)/3600" office:value-type="float" office:value="3.94083333333333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table:formula="of:=AVERAGE([.C13];[.C36])" office:value-type="float" office:value="117.675" calcext:value-type="float">
            <text:p>117.675</text:p>
          </table:table-cell>
          <table:table-cell table:formula="of:=[.$C$3]/[.C60]" office:value-type="float" office:value="42.4899086466964" calcext:value-type="float">
            <text:p>42</text:p>
          </table:table-cell>
          <table:table-cell table:formula="of:=([.C60]*100)/3600" office:value-type="float" office:value="3.26875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table:formula="of:=AVERAGE([.C14];[.C37])" office:value-type="float" office:value="116.565" calcext:value-type="float">
            <text:p>116.565</text:p>
          </table:table-cell>
          <table:table-cell table:formula="of:=[.$C$3]/[.C61]" office:value-type="float" office:value="42.8945223694934" calcext:value-type="float">
            <text:p>43</text:p>
          </table:table-cell>
          <table:table-cell table:formula="of:=([.C61]*100)/3600" office:value-type="float" office:value="3.23791666666667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table:formula="of:=AVERAGE([.C15];[.C38])" office:value-type="float" office:value="91.405" calcext:value-type="float">
            <text:p>91.405</text:p>
          </table:table-cell>
          <table:table-cell table:formula="of:=[.$C$3]/[.C62]" office:value-type="float" office:value="54.7016027569608" calcext:value-type="float">
            <text:p>55</text:p>
          </table:table-cell>
          <table:table-cell table:formula="of:=([.C62]*100)/3600" office:value-type="float" office:value="2.53902777777778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table:formula="of:=AVERAGE([.C16];[.C39])" office:value-type="float" office:value="81.65" calcext:value-type="float">
            <text:p>81.65</text:p>
          </table:table-cell>
          <table:table-cell table:formula="of:=[.$C$3]/[.C63]" office:value-type="float" office:value="61.2369871402327" calcext:value-type="float">
            <text:p>61</text:p>
          </table:table-cell>
          <table:table-cell table:formula="of:=([.C63]*100)/3600" office:value-type="float" office:value="2.26805555555556" calcext:value-type="float">
            <text:p>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0" table:formula="of:=AVERAGE([.C17];[.C40])" office:value-type="float" office:value="87.915" calcext:value-type="float">
            <text:p>87.915</text:p>
          </table:table-cell>
          <table:table-cell table:formula="of:=[.$C$3]/[.C64]" office:value-type="float" office:value="56.8731160780299" calcext:value-type="float">
            <text:p>57</text:p>
          </table:table-cell>
          <table:table-cell table:formula="of:=([.C64]*100)/3600" office:value-type="float" office:value="2.44208333333333" calcext:value-type="float">
            <text:p>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0" table:formula="of:=AVERAGE([.C18];[.C41])" office:value-type="float" office:value="72.77" calcext:value-type="float">
            <text:p>72.77</text:p>
          </table:table-cell>
          <table:table-cell table:formula="of:=[.$C$3]/[.C65]" office:value-type="float" office:value="68.7096330905593" calcext:value-type="float">
            <text:p>69</text:p>
          </table:table-cell>
          <table:table-cell table:formula="of:=([.C65]*100)/3600" office:value-type="float" office:value="2.02138888888889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" table:formula="of:=AVERAGE([.C19];[.C42])" office:value-type="float" office:value="78.44" calcext:value-type="float">
            <text:p>78.44</text:p>
          </table:table-cell>
          <table:table-cell table:formula="of:=[.$C$3]/[.C66]" office:value-type="float" office:value="63.7429882712902" calcext:value-type="float">
            <text:p>64</text:p>
          </table:table-cell>
          <table:table-cell table:formula="of:=([.C66]*100)/3600" office:value-type="float" office:value="2.17888888888889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0" table:formula="of:=AVERAGE([.C20];[.C43])" office:value-type="float" office:value="71.615" calcext:value-type="float">
            <text:p>71.615</text:p>
          </table:table-cell>
          <table:table-cell table:formula="of:=[.$C$3]/[.C67]" office:value-type="float" office:value="69.8177756056692" calcext:value-type="float">
            <text:p>70</text:p>
          </table:table-cell>
          <table:table-cell table:formula="of:=([.C67]*100)/3600" office:value-type="float" office:value="1.98930555555556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" table:formula="of:=AVERAGE([.C21];[.C44])" office:value-type="float" office:value="84.11" calcext:value-type="float">
            <text:p>84.11</text:p>
          </table:table-cell>
          <table:table-cell table:formula="of:=[.$C$3]/[.C68]" office:value-type="float" office:value="59.4459636190703" calcext:value-type="float">
            <text:p>59</text:p>
          </table:table-cell>
          <table:table-cell table:formula="of:=([.C68]*100)/3600" office:value-type="float" office:value="2.33638888888889" calcext:value-type="float">
            <text:p>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0" table:formula="of:=AVERAGE([.C22];[.C45])" office:value-type="float" office:value="66.985" calcext:value-type="float">
            <text:p>66.985</text:p>
          </table:table-cell>
          <table:table-cell table:formula="of:=[.$C$3]/[.C69]" office:value-type="float" office:value="74.643576920206" calcext:value-type="float">
            <text:p>75</text:p>
          </table:table-cell>
          <table:table-cell table:formula="of:=([.C69]*100)/3600" office:value-type="float" office:value="1.86069444444444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table:formula="of:=AVERAGE([.C23];[.C46])" office:value-type="float" office:value="71.555" calcext:value-type="float">
            <text:p>71.555</text:p>
          </table:table-cell>
          <table:table-cell table:formula="of:=[.$C$3]/[.C70]" office:value-type="float" office:value="69.8763189155195" calcext:value-type="float">
            <text:p>70</text:p>
          </table:table-cell>
          <table:table-cell table:formula="of:=([.C70]*100)/3600" office:value-type="float" office:value="1.98763888888889" calcext:value-type="float">
            <text:p>2.0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17" table:formula="of:=AVERAGE([.C24];[.C47])" office:value-type="float" office:value="81.625" calcext:value-type="float">
            <text:p>81.625</text:p>
          </table:table-cell>
          <table:table-cell table:style-name="ce13" table:formula="of:=[.$C$3]/[.C71]" office:value-type="float" office:value="61.2557427258806" calcext:value-type="float">
            <text:p>61</text:p>
          </table:table-cell>
          <table:table-cell table:style-name="ce16" table:formula="of:=([.C71]*100)/3600" office:value-type="float" office:value="2.26736111111111" calcext:value-type="float">
            <text:p>2.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m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Arimo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 style:data-style-name="N2" text:time-value="21:09:09.0993364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0:12:16.374164209</meta:creation-date>
    <dc:date>2023-11-03T00:05:43.336384884</dc:date>
    <meta:editing-duration>PT23H16M21S</meta:editing-duration>
    <meta:editing-cycles>24</meta:editing-cycles>
    <meta:generator>LibreOffice/7.5.5.2$Linux_X86_64 LibreOffice_project/50$Build-2</meta:generator>
    <meta:document-statistic meta:table-count="4" meta:cell-count="666" meta:object-count="3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C16 'first run'.C8:'first run'.C8" chart:data-source-has-labels="row" svg:x="0.32cm" svg:y="2.138cm" svg:width="15.36cm" svg:height="6.682cm">
          <chart:coordinate-region svg:x="1.127cm" svg:y="2.338cm" svg:width="14.366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9:'first run'.C16" chart:label-cell-address="'first run'.C8:'first run'.C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8:'first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515.81">
                <text:p>515.81</text:p>
                <draw:g>
                  <svg:desc>'first run'.C9:'first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77">
                <text:p>23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4.28">
                <text:p>16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4.85">
                <text:p>194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52">
                <text:p>96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6.47">
                <text:p>106.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7.86">
                <text:p>97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4.31">
                <text:p>94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2:'second run'.B40 'second run'.D8:'second run'.D8 'second run'.D32:'second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32:'second run'.D40" chart:label-cell-address="'second run'.D8:'second run'.D8" chart:class="chart:scatter">
            <chart:domain table:cell-range-address="'second run'.B32:'second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second run'.B32:'second run'.B40</svg:desc>
                </draw:g>
              </table:table-cell>
              <table:table-cell office:value-type="float" office:value="NaN">
                <text:p>NaN</text:p>
                <draw:g>
                  <svg:desc>'second run'.D32:'second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87694983423">
                <text:p>13.5876949834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C79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72:'second run'.C79" chart:label-cell-address="'second run'.C32:'second run'.C32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366.33">
                <text:p>366.33</text:p>
                <draw:g>
                  <svg:desc>'second run'.C72:'second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.22">
                <text:p>188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8.59">
                <text:p>148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.58">
                <text:p>11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7.67">
                <text:p>107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.35">
                <text:p>8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8.19">
                <text:p>78.1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72:'second run'.B79 'second run'.D8:'second run'.D8 'second run'.D72:'second run'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72:'second run'.D79" chart:label-cell-address="'second run'.D8:'second run'.D8" chart:class="chart:scatter">
            <chart:domain table:cell-range-address="'second run'.B72:'second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72:'second run'.B79</svg:desc>
                </draw:g>
              </table:table-cell>
              <table:table-cell office:value-type="float" office:value="13.6488958043294">
                <text:p>13.6488958043294</text:p>
                <draw:g>
                  <svg:desc>'second run'.D72:'second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5646583784933">
                <text:p>26.564658378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6496399488525">
                <text:p>33.64963994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.2600795985465">
                <text:p>43.26007959854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4381907680877">
                <text:p>46.43819076808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7.9038795599305">
                <text:p>57.9038795599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2.6959247648903">
                <text:p>62.6959247648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3.9467962655071">
                <text:p>63.94679626550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53:'first run'.C60" chart:label-cell-address="'first run'.C32:'first run'.C32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379.8">
                <text:p>379.8</text:p>
                <draw:g>
                  <svg:desc>'first run'.C53:'first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9.04">
                <text:p>209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0.34">
                <text:p>150.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09">
                <text:p>129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8.51">
                <text:p>11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0.44">
                <text:p>9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53:'first run'.B60 'first run'.D8:'first run'.D8 'first run'.D53:'first run'.D60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53:'first run'.D60" chart:label-cell-address="'first run'.D8:'first run'.D8" chart:class="chart:scatter">
            <chart:domain table:cell-range-address="'first run'.B53:'first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53:'first run'.B60</svg:desc>
                </draw:g>
              </table:table-cell>
              <table:table-cell office:value-type="float" office:value="13.1648235913639">
                <text:p>13.1648235913639</text:p>
                <draw:g>
                  <svg:desc>'first run'.D53:'first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9188672024493">
                <text:p>23.9188672024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3.2579486497273">
                <text:p>33.2579486497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7326671314587">
                <text:p>38.7326671314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5.2652543907297">
                <text:p>45.265254390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2.1905324445195">
                <text:p>42.1905324445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2852720035383">
                <text:p>55.2852720035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4.2299349240781">
                <text:p>54.229934924078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B60 'first run'.D8:'first run'.D8 'second run'.D53:'second run'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53:'second run'.D60" chart:label-cell-address="'first run'.D8:'first run'.D8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13.3486397736071">
                <text:p>13.3486397736071</text:p>
                <draw:g>
                  <svg:desc>'second run'.D53:'second run'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3446877534469">
                <text:p>25.3446877534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496062992126">
                <text:p>31.496062992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340618050763">
                <text:p>38.34061805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.174261722804">
                <text:p>47.174261722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5.7724484104852">
                <text:p>55.7724484104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6.369785794814">
                <text:p>56.369785794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2.0501365103003">
                <text:p>62.050136510300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75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53:'second run'.C6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53:'second run'.C60" chart:label-cell-address="'first run'.C32:'first run'.C32" chart:class="chart:scatter">
            <chart:domain table:cell-range-address="'second run'.B53:'second run'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53:'second run'.B60</svg:desc>
                </draw:g>
              </table:table-cell>
              <table:table-cell office:value-type="float" office:value="374.57">
                <text:p>374.57</text:p>
                <draw:g>
                  <svg:desc>'second run'.C53:'second run'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7.28">
                <text:p>197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8.75">
                <text:p>15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0.41">
                <text:p>130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5.99">
                <text:p>105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9.65">
                <text:p>89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0.58">
                <text:p>80.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C16 average.C8:average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9:average.C16" chart:label-cell-address="average.C8:average.C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8:average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444.42">
                <text:p>444.42</text:p>
                <draw:g>
                  <svg:desc>average.C9:averag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0.67">
                <text:p>23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3.225">
                <text:p>163.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4.685">
                <text:p>174.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.475">
                <text:p>97.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05">
                <text:p>108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155">
                <text:p>96.1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9:average.B16 average.D8:average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9:average.D16" chart:label-cell-address="average.D8:average.D8" chart:class="chart:scatter">
            <chart:domain table:cell-range-address="average.B9:average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9:average.B16</svg:desc>
                </draw:g>
              </table:table-cell>
              <table:table-cell office:value-type="float" office:value="11.2506187840331">
                <text:p>11.2506187840331</text:p>
                <draw:g>
                  <svg:desc>average.D9:average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6759873412234">
                <text:p>21.6759873412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6325624138459">
                <text:p>30.63256241384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6229498812148">
                <text:p>28.6229498812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2952038984355">
                <text:p>51.295203898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2748727441">
                <text:p>46.2748727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0.3018108651911">
                <text:p>50.3018108651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993760074879">
                <text:p>51.999376007487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3:average.C4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33:average.C40" chart:label-cell-address="average.C32:average.C32" chart:class="chart:scatter">
            <chart:domain table:cell-range-address="average.B33:average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33:average.B40</svg:desc>
                </draw:g>
              </table:table-cell>
              <table:table-cell office:value-type="float" office:value="394.035">
                <text:p>394.035</text:p>
                <draw:g>
                  <svg:desc>average.C33:average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3:'first run'.C40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33:'first run'.C40" chart:label-cell-address="'first run'.C32:'first run'.C32" chart:class="chart:scatter">
            <chart:domain table:cell-range-address="'first run'.B33:'first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33:'first run'.B40</svg:desc>
                </draw:g>
              </table:table-cell>
              <table:table-cell office:value-type="float" office:value="420.09">
                <text:p>420.09</text:p>
                <draw:g>
                  <svg:desc>'first run'.C33:'first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32:average.B40 average.D8:average.D8 average.D32:average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32:average.D40" chart:label-cell-address="average.D8:average.D8" chart:class="chart:scatter">
            <chart:domain table:cell-range-address="average.B32:average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average.B32:average.B40</svg:desc>
                </draw:g>
              </table:table-cell>
              <table:table-cell office:value-type="float" office:value="NaN">
                <text:p>NaN</text:p>
                <draw:g>
                  <svg:desc>average.D32:average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2.6892281142538">
                <text:p>12.689228114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C79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72:average.C79" chart:label-cell-address="average.C32:average.C32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383.01">
                <text:p>383.01</text:p>
                <draw:g>
                  <svg:desc>average.C72:average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5.385">
                <text:p>215.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335">
                <text:p>154.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7.905">
                <text:p>127.9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3.555">
                <text:p>123.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8.75">
                <text:p>10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3.555">
                <text:p>93.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7.245">
                <text:p>87.24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72:average.B79 average.D8:average.D8 average.D72:average.D79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72:average.D79" chart:label-cell-address="average.D8:average.D8" chart:class="chart:scatter">
            <chart:domain table:cell-range-address="average.B72:average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72:average.B79</svg:desc>
                </draw:g>
              </table:table-cell>
              <table:table-cell office:value-type="float" office:value="13.054489438918">
                <text:p>13.054489438918</text:p>
                <draw:g>
                  <svg:desc>average.D72:average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2142442602781">
                <text:p>23.2142442602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970583471021">
                <text:p>32.397058347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0915132324772">
                <text:p>39.091513232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4678078588483">
                <text:p>40.4678078588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9770114942529">
                <text:p>45.9770114942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3.4444978889423">
                <text:p>53.4444978889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3098744913749">
                <text:p>57.3098744913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C60 average.C32:average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C53:average.C60" chart:label-cell-address="average.C32:average.C32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average.C32:average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377.185">
                <text:p>377.185</text:p>
                <draw:g>
                  <svg:desc>average.C53:average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3.16">
                <text:p>203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4.545">
                <text:p>154.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9.75">
                <text:p>129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8.225">
                <text:p>108.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4.08">
                <text:p>104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9.57">
                <text:p>89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39">
                <text:p>86.3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average.B53:average.B60 average.D8:average.D8 average.D53:average.D6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verage.D53:average.D60" chart:label-cell-address="average.D8:average.D8" chart:class="chart:scatter">
            <chart:domain table:cell-range-address="average.B53:average.B6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average.D8:average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verage.B53:average.B60</svg:desc>
                </draw:g>
              </table:table-cell>
              <table:table-cell office:value-type="float" office:value="13.2560944894415">
                <text:p>13.2560944894415</text:p>
                <draw:g>
                  <svg:desc>average.D53:average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.6111439259697">
                <text:p>24.6111439259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.3530363324598">
                <text:p>32.3530363324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.5356454720617">
                <text:p>38.53564547206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6.2000462000462">
                <text:p>46.2000462000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8.0399692544197">
                <text:p>48.03996925441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5.8222619180529">
                <text:p>55.8222619180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7.8770691052205">
                <text:p>57.8770691052205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0:'batch-size-100-detail'.C24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10:'batch-size-100-detail'.C24" chart:label-cell-address="'second run'.C32:'second run'.C32" chart:class="chart:scatter">
            <chart:domain table:cell-range-address="'batch-size-100-detail'.B10:'batch-size-100-detail'.B2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0:'batch-size-100-detail'.B24</svg:desc>
                </draw:g>
              </table:table-cell>
              <table:table-cell office:value-type="float" office:value="420.09">
                <text:p>420.09</text:p>
                <draw:g>
                  <svg:desc>'batch-size-100-detail'.C10:'batch-size-100-detail'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3.87">
                <text:p>233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8.97">
                <text:p>118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0.42">
                <text:p>130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2.08">
                <text:p>92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5.03">
                <text:p>75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5.77">
                <text:p>75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6.72">
                <text:p>96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.07">
                <text:p>67.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6.84">
                <text:p>76.8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10:'batch-size-100-detail'.B24 'second run'.D8:'second run'.D8 'batch-size-100-detail'.D10:'batch-size-100-detail'.D24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10:'batch-size-100-detail'.D24" chart:label-cell-address="'second run'.D8:'second run'.D8" chart:class="chart:scatter">
            <chart:domain table:cell-range-address="'batch-size-100-detail'.B10:'batch-size-100-detail'.B24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10:'batch-size-100-detail'.B24</svg:desc>
                </draw:g>
              </table:table-cell>
              <table:table-cell office:value-type="float" office:value="11.9022114308839">
                <text:p>11.9022114308839</text:p>
                <draw:g>
                  <svg:desc>'batch-size-100-detail'.D10:'batch-size-100-detail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3006081668115">
                <text:p>54.3006081668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2.3052959501558">
                <text:p>62.305295950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.6400106624017">
                <text:p>66.6400106624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5.9891777748449">
                <text:p>65.9891777748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1.6956162117453">
                <text:p>51.6956162117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5489786789921">
                <text:p>74.5489786789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921749136939">
                <text:p>71.921749136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3:'batch-size-100-detail'.C47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33:'batch-size-100-detail'.C47" chart:label-cell-address="'second run'.C32:'second run'.C32" chart:class="chart:scatter">
            <chart:domain table:cell-range-address="'batch-size-100-detail'.B33:'batch-size-100-detail'.B4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3:'batch-size-100-detail'.B47</svg:desc>
                </draw:g>
              </table:table-cell>
              <table:table-cell office:value-type="float" office:value="367.98">
                <text:p>367.98</text:p>
                <draw:g>
                  <svg:desc>'batch-size-100-detail'.C33:'batch-size-100-detail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0.73">
                <text:p>90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3.05">
                <text:p>83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7.46">
                <text:p>67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3.59">
                <text:p>73.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33:'batch-size-100-detail'.B47 'second run'.D8:'second run'.D8 'batch-size-100-detail'.D33:'batch-size-100-detail'.D47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33:'batch-size-100-detail'.D47" chart:label-cell-address="'second run'.D8:'second run'.D8" chart:class="chart:scatter">
            <chart:domain table:cell-range-address="'batch-size-100-detail'.B33:'batch-size-100-detail'.B47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33:'batch-size-100-detail'.B47</svg:desc>
                </draw:g>
              </table:table-cell>
              <table:table-cell office:value-type="float" office:value="13.587694983423">
                <text:p>13.587694983423</text:p>
                <draw:g>
                  <svg:desc>'batch-size-100-detail'.D33:'batch-size-100-detail'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0078023407022">
                <text:p>26.0078023407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4.2794460441519">
                <text:p>34.27944604415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9627083691356">
                <text:p>42.9627083691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.6807516308052">
                <text:p>48.6807516308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.1085638708255">
                <text:p>55.1085638708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0.2046959662854">
                <text:p>60.2046959662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.3219579822971">
                <text:p>53.3219579822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0.9119273861864">
                <text:p>70.9119273861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2.5312656328164">
                <text:p>62.5312656328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4.1179958493922">
                <text:p>74.1179958493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9.9300699300699">
                <text:p>69.9300699300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7384155455904">
                <text:p>74.7384155455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.9440141323549">
                <text:p>67.9440141323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7.8636731859738">
                <text:p>57.863673185973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57:'batch-size-100-detail'.C71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C57:'batch-size-100-detail'.C71" chart:label-cell-address="'second run'.C32:'second run'.C32" chart:class="chart:scatter">
            <chart:domain table:cell-range-address="'batch-size-100-detail'.B57:'batch-size-100-detail'.B7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57:'batch-size-100-detail'.B71</svg:desc>
                </draw:g>
              </table:table-cell>
              <table:table-cell office:value-type="float" office:value="394.035">
                <text:p>394.035</text:p>
                <draw:g>
                  <svg:desc>'batch-size-100-detail'.C57:'batch-size-100-detail'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3.06">
                <text:p>213.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1.87">
                <text:p>141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7.675">
                <text:p>117.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6.565">
                <text:p>116.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1.405">
                <text:p>91.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.65">
                <text:p>81.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7.915">
                <text:p>87.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2.77">
                <text:p>72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8.44">
                <text:p>78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1.615">
                <text:p>71.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4.11">
                <text:p>84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.985">
                <text:p>66.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1.555">
                <text:p>71.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1.625">
                <text:p>81.62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9:'first run'.B16 'first run'.D8:'first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9:'first run'.D16" chart:label-cell-address="'first run'.D8:'first run'.D8" chart:class="chart:scatter">
            <chart:domain table:cell-range-address="'first run'.B9:'first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9:'first run'.B16</svg:desc>
                </draw:g>
              </table:table-cell>
              <table:table-cell office:value-type="float" office:value="9.69349178961246">
                <text:p>9.69349178961246</text:p>
                <draw:g>
                  <svg:desc>'first run'.D9:'first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3885442956752">
                <text:p>21.3885442956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4358412466521">
                <text:p>30.4358412466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6607646907878">
                <text:p>25.660764690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.8027351844177">
                <text:p>51.8027351844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6.9615854231239">
                <text:p>46.9615854231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1.0933987328837">
                <text:p>51.0933987328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3.0166472272294">
                <text:p>53.01664722722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batch-size-100-detail'.B57:'batch-size-100-detail'.B71 'second run'.D8:'second run'.D8 'batch-size-100-detail'.D57:'batch-size-100-detail'.D71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atch-size-100-detail'.D57:'batch-size-100-detail'.D71" chart:label-cell-address="'second run'.D8:'second run'.D8" chart:class="chart:scatter">
            <chart:domain table:cell-range-address="'batch-size-100-detail'.B57:'batch-size-100-detail'.B7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atch-size-100-detail'.B57:'batch-size-100-detail'.B71</svg:desc>
                </draw:g>
              </table:table-cell>
              <table:table-cell office:value-type="float" office:value="12.6892281142538">
                <text:p>12.6892281142538</text:p>
                <draw:g>
                  <svg:desc>'batch-size-100-detail'.D57:'batch-size-100-detail'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.467567821271">
                <text:p>23.467567821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.2435328117291">
                <text:p>35.2435328117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.4899086466964">
                <text:p>42.4899086466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.8945223694934">
                <text:p>42.89452236949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4.7016027569608">
                <text:p>54.7016027569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1.2369871402327">
                <text:p>61.2369871402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6.8731160780299">
                <text:p>56.87311607802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8.7096330905593">
                <text:p>68.7096330905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.7429882712902">
                <text:p>63.7429882712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.8177756056692">
                <text:p>69.8177756056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.4459636190703">
                <text:p>59.4459636190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4.643576920206">
                <text:p>74.643576920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9.8763189155195">
                <text:p>69.8763189155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2557427258806">
                <text:p>61.255742725880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731cm" svg:y="0.316cm" chart:style-name="ch2">
          <text:p>Performanc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32:'first run'.B40 'first run'.D8:'first run'.D8 'first run'.D32:'first run'.D40" chart:data-source-has-labels="row" svg:x="0.32cm" svg:y="2.138cm" svg:width="15.36cm" svg:height="6.682cm">
          <chart:coordinate-region svg:x="0.941cm" svg:y="2.338cm" svg:width="14.552cm" svg:height="5.8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32:'first run'.D40" chart:label-cell-address="'first run'.D8:'first run'.D8" chart:class="chart:scatter">
            <chart:domain table:cell-range-address="'first run'.B32:'first run'.B4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rst run'.B32:'first run'.B40</svg:desc>
                </draw:g>
              </table:table-cell>
              <table:table-cell office:value-type="float" office:value="NaN">
                <text:p>NaN</text:p>
                <draw:g>
                  <svg:desc>'first run'.D32:'first ru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.9022114308839">
                <text:p>11.90221143088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.3793988113054">
                <text:p>21.3793988113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6.2634174644619">
                <text:p>36.263417464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.0274018660166">
                <text:p>42.0274018660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.337678270204">
                <text:p>38.337678270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0.9310260784792">
                <text:p>60.9310260784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5.0026001040042">
                <text:p>65.0026001040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5.0702758979698">
                <text:p>65.07027589796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Tim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C79 'first run'.C32:'first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C72:'first run'.C79" chart:label-cell-address="'first run'.C32:'first run'.C32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first run'.C32:'first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399.69">
                <text:p>399.69</text:p>
                <draw:g>
                  <svg:desc>'first run'.C72:'first run'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2.55">
                <text:p>242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0.08">
                <text:p>160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0.23">
                <text:p>140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.44">
                <text:p>139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1.15">
                <text:p>131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7.36">
                <text:p>107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Performance vs parallelization level - batch size 50</text:p>
        </chart:title>
        <chart:subtitle svg:x="5.271cm" svg:y="1.275cm" chart:style-name="ch3">
          <text:p>10K entries (5K legacy entries)</text:p>
        </chart:subtitle>
        <chart:plot-area chart:style-name="ch4" table:cell-range-address="'first run'.B72:'first run'.B79 'first run'.D8:'first run'.D8 'first run'.D72:'first run'.D79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 run'.D72:'first run'.D79" chart:label-cell-address="'first run'.D8:'first run'.D8" chart:class="chart:scatter">
            <chart:domain table:cell-range-address="'first run'.B72:'first run'.B7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first run'.D8:'first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first run'.B72:'first run'.B79</svg:desc>
                </draw:g>
              </table:table-cell>
              <table:table-cell office:value-type="float" office:value="12.5096950136356">
                <text:p>12.5096950136356</text:p>
                <draw:g>
                  <svg:desc>'first run'.D72:'first run'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.614306328592">
                <text:p>20.6143063285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.2343828085957">
                <text:p>31.2343828085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.6557084789275">
                <text:p>35.6557084789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.8577165806082">
                <text:p>35.8577165806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8.1242851696531">
                <text:p>38.1242851696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6.5722801788376">
                <text:p>46.5722801788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9210799584631">
                <text:p>51.92107995846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92cm" svg:y="0.316cm" chart:style-name="ch2">
          <text:p>Tim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C16 'second run'.C8:'second run'.C8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9:'second run'.C16" chart:label-cell-address="'second run'.C8:'second run'.C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8:'second run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373.03">
                <text:p>373.03</text:p>
                <draw:g>
                  <svg:desc>'second run'.C9:'second run'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57">
                <text:p>227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2.17">
                <text:p>16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.52">
                <text:p>154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8.43">
                <text:p>98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9.63">
                <text:p>109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12cm" svg:y="0.316cm" chart:style-name="ch2">
          <text:p>Performance vs parallelization level - batch size 10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9:'second run'.B16 'second run'.D8:'second run'.D16" chart:data-source-has-labels="row" svg:x="0.32cm" svg:y="2.138cm" svg:width="15.36cm" svg:height="6.682cm">
          <chart:coordinate-region svg:x="0.941cm" svg:y="2.337cm" svg:width="14.552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D9:'second run'.D16" chart:label-cell-address="'second run'.D8:'second run'.D8" chart:class="chart:scatter">
            <chart:domain table:cell-range-address="'second run'.B9:'second run'.B16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ntries per sec</text:p>
                <draw:g>
                  <svg:desc>'second run'.D8:'second run'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9:'second run'.B16</svg:desc>
                </draw:g>
              </table:table-cell>
              <table:table-cell office:value-type="float" office:value="13.4037476878535">
                <text:p>13.4037476878535</text:p>
                <draw:g>
                  <svg:desc>'second run'.D9:'second run'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9712615898405">
                <text:p>21.971261589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.8318431275822">
                <text:p>30.831843127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.3582707740098">
                <text:p>32.3582707740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.7975210809712">
                <text:p>50.7975210809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5.6079540271823">
                <text:p>45.6079540271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9.5343768575391">
                <text:p>49.5343768575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51.0204081632653">
                <text:p>51.020408163265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11cm" svg:y="0.316cm" chart:style-name="ch2">
          <text:p>Time vs parallelization level - batch size 100</text:p>
        </chart:title>
        <chart:subtitle svg:x="5.271cm" svg:y="1.275cm" chart:style-name="ch3">
          <text:p>10K entries (5K legacy entries)</text:p>
        </chart:subtitle>
        <chart:plot-area chart:style-name="ch4" table:cell-range-address="'second run'.B33:'second run'.C40 'second run'.C32:'second run'.C32" chart:data-source-has-labels="row" svg:x="0.32cm" svg:y="2.138cm" svg:width="15.36cm" svg:height="6.682cm">
          <chart:coordinate-region svg:x="1.127cm" svg:y="2.337cm" svg:width="14.366cm" svg:height="5.8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cond run'.C33:'second run'.C40" chart:label-cell-address="'second run'.C32:'second run'.C32" chart:class="chart:scatter">
            <chart:domain table:cell-range-address="'second run'.B33:'second run'.B4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'second run'.C32:'second run'.C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cond run'.B33:'second run'.B40</svg:desc>
                </draw:g>
              </table:table-cell>
              <table:table-cell office:value-type="float" office:value="367.98">
                <text:p>367.98</text:p>
                <draw:g>
                  <svg:desc>'second run'.C33:'second run'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2.25">
                <text:p>19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5.86">
                <text:p>145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6.38">
                <text:p>116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2.71">
                <text:p>102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9.96">
                <text:p>79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6.41">
                <text:p>86.4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